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3.6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brasilcomments" table:style-name="ta1">
        <table:table-column table:style-name="co1" table:default-cell-style-name="Default"/>
        <table:table-column table:style-name="co2" table:default-cell-style-name="Default"/>
        <table:table-row table:style-name="ro1">
          <table:table-cell office:value-type="string" calcext:value-type="string">
            <text:p><text:s/>Em minha opinião pessoal é o melhor aplicativo de sistema GPS gratuito hoje na Playstore ! Nunca tive problemas em percursos e rotas usando o aplicativo, me sinto bem seguro transitando com ele, meus parabéns aos desenvolvedores do aplicativo ! </text:p>
          </table:table-cell>
          <table:table-cell office:value-type="string" calcext:value-type="string">
            <text:p>Positivo</text:p>
          </table:table-cell>
        </table:table-row>
        <table:table-row table:style-name="ro1">
          <table:table-cell office:value-type="string" calcext:value-type="string">
            <text:p><text:s/>Só não dei 5 estrelas por que muitas vezes ele não acha o sinal gps tenho q ligar a internet pra ele achar fica escrito assim "opps não encontramos o sinal gps" e manda eu mudar meu destino </text:p>
          </table:table-cell>
          <table:table-cell office:value-type="string" calcext:value-type="string">
            <text:p>Neutro</text:p>
          </table:table-cell>
        </table:table-row>
        <table:table-row table:style-name="ro1">
          <table:table-cell office:value-type="string" calcext:value-type="string">
            <text:p><text:s/>Aplicativo sempre me auxilia bem....um dos problemas que verifiquei nas duas últimas viagens que fiz, <text:s/>é a questão de radares que não estão atualizados em alguns pontos na rodovia Tamoios e na Anhanguera. </text:p>
          </table:table-cell>
          <table:table-cell office:value-type="string" calcext:value-type="string">
            <text:p>Neutro</text:p>
          </table:table-cell>
        </table:table-row>
        <table:table-row table:style-name="ro1">
          <table:table-cell office:value-type="string" calcext:value-type="string">
            <text:p><text:s/>To enfrentando problemas ao procurar bairros mais recentes ds minha cidade. Nao consta. E nao tem como usar minha casa como ponto de partida. Devido nao me localizar no maoa </text:p>
          </table:table-cell>
          <table:table-cell office:value-type="string" calcext:value-type="string">
            <text:p>Negativo</text:p>
          </table:table-cell>
        </table:table-row>
        <table:table-row table:style-name="ro1">
          <table:table-cell office:value-type="string" calcext:value-type="string">
            <text:p><text:s/>Eh mto bom mas moro na grande Florianópolis a dois anos e ainda não aparece o meu loteamento no google mãos ja tem.. Quando atualizar dou 5 estrelas pq o APP eh ótimo! </text:p>
          </table:table-cell>
          <table:table-cell office:value-type="string" calcext:value-type="string">
            <text:p>Positivo</text:p>
          </table:table-cell>
        </table:table-row>
        <table:table-row table:style-name="ro1">
          <table:table-cell office:value-type="string" calcext:value-type="string">
            <text:p><text:s/>Pessoal eu não sou de ficar comentado os app não mais esse merece todos os elogios...tá de parabéns app muito bom msm! </text:p>
          </table:table-cell>
          <table:table-cell office:value-type="string" calcext:value-type="string">
            <text:p>Positivo</text:p>
          </table:table-cell>
        </table:table-row>
        <table:table-row table:style-name="ro1">
          <table:table-cell office:value-type="string" calcext:value-type="string">
            <text:p><text:s/>O APP e bom por conta de não precisar de internet, mas a dificuldade e ele mudar de rota quando vc sabe dum trajeto melhor, e não mostra os nomes das ruas paralelas mas e bom. </text:p>
          </table:table-cell>
          <table:table-cell office:value-type="string" calcext:value-type="string">
            <text:p>Neutro</text:p>
          </table:table-cell>
        </table:table-row>
        <table:table-row table:style-name="ro1">
          <table:table-cell office:value-type="string" calcext:value-type="string">
            <text:p><text:s/>Excelente aplicativo, o melhor GPS que já baixei, rotas nítidas nunca me deixou na mão, recomendou e ainda não precisa de internet </text:p>
          </table:table-cell>
          <table:table-cell office:value-type="string" calcext:value-type="string">
            <text:p>Positivo</text:p>
          </table:table-cell>
        </table:table-row>
        <table:table-row table:style-name="ro1">
          <table:table-cell office:value-type="string" calcext:value-type="string">
            <text:p><text:s/>Ótimo aplicativo me leva nos endereços sem erros, sem contar que avisa onde tem radares. só acho que deveria ter a opção de números da casas comércios. </text:p>
          </table:table-cell>
          <table:table-cell office:value-type="string" calcext:value-type="string">
            <text:p>Positivo</text:p>
          </table:table-cell>
        </table:table-row>
        <table:table-row table:style-name="ro1">
          <table:table-cell office:value-type="string" calcext:value-type="string">
            <text:p><text:s/>O único polema e que toda hora pede para ajustar a busula mas é ótimo já usava ele quando era oi mapas </text:p>
          </table:table-cell>
          <table:table-cell office:value-type="string" calcext:value-type="string">
            <text:p>Neutro</text:p>
          </table:table-cell>
        </table:table-row>
        <table:table-row table:style-name="ro1">
          <table:table-cell office:value-type="string" calcext:value-type="string">
            <text:p><text:s/>Muito bom, mas gostaria de saber como baixar os arquivos adicionais, porque só dá erro quando se tenta baixar. </text:p>
          </table:table-cell>
          <table:table-cell office:value-type="string" calcext:value-type="string">
            <text:p>Positivo</text:p>
          </table:table-cell>
        </table:table-row>
        <table:table-row table:style-name="ro1">
          <table:table-cell office:value-type="string" calcext:value-type="string">
            <text:p><text:s/>Esta funcionando bem parabéns! só o simulador de rota deveria ser mais simples para as pessoas acertarem a funcionalidade . </text:p>
          </table:table-cell>
          <table:table-cell office:value-type="string" calcext:value-type="string">
            <text:p>Positivo</text:p>
          </table:table-cell>
        </table:table-row>
        <table:table-row table:style-name="ro1">
          <table:table-cell office:value-type="string" calcext:value-type="string">
            <text:p><text:s/>Deveria ter opções para trajeto mais rápido Seguros pelo asfalto e pelas estradas de terra como segunda opção </text:p>
          </table:table-cell>
          <table:table-cell office:value-type="string" calcext:value-type="string">
            <text:p>Neutro</text:p>
          </table:table-cell>
        </table:table-row>
        <table:table-row table:style-name="ro1">
          <table:table-cell office:value-type="string" calcext:value-type="string">
            <text:p><text:s/>Olá sou a um ano usuária do GPS Brasil no mesmo aparelho porém a pós á última atualização ele está sempre sem sinal de GPS e tbm quando da sinal fica sem voz e som <text:s/>Por favor de uma avaliada pq gosto muito do apk </text:p>
          </table:table-cell>
          <table:table-cell office:value-type="string" calcext:value-type="string">
            <text:p>Neutro</text:p>
          </table:table-cell>
        </table:table-row>
        <table:table-row table:style-name="ro1">
          <table:table-cell office:value-type="string" calcext:value-type="string">
            <text:p><text:s/>Ficou horrível o GPS não consigo ver os nomes das ruas durante durante navegação <text:s/>Só mostra por onde tem que ir mas não mostra os nomes das ruas e antes não era assim eu gosta muito desse aplicativo indiquei muitas vezes mas agora ja não indico pois ficou muito ruim </text:p>
          </table:table-cell>
          <table:table-cell office:value-type="string" calcext:value-type="string">
            <text:p>Negativo</text:p>
          </table:table-cell>
        </table:table-row>
        <table:table-row table:style-name="ro1">
          <table:table-cell office:value-type="string" calcext:value-type="string">
            <text:p><text:s/>Hoje estava na marginal Pinheiros e o limite de velocidade e de velocidade e de 90 e o app ainda está com 70. Teria que subir a ponte octamendez e eu teria que ficar na pista local para pegar essa ponte mais o app mandou eu ir para pista expressa passei da ponte e depois ficou pedindo para eu retorna </text:p>
          </table:table-cell>
          <table:table-cell/>
        </table:table-row>
        <table:table-row table:style-name="ro1">
          <table:table-cell office:value-type="string" calcext:value-type="string">
            <text:p><text:s/>Hoje <text:s/>indo ao trabalho testei esse app Pois ele me indicou uma rota ao contrário do sentido que eu deveria ir sendo que havia uma única via a Av Papa João Paulo I em Guarulhos e ele me guiou para bom sucesso sendo que EU ia para o CECAP </text:p>
          </table:table-cell>
          <table:table-cell/>
        </table:table-row>
        <table:table-row table:style-name="ro1">
          <table:table-cell office:value-type="string" calcext:value-type="string">
            <text:p><text:s/>Eu gostei para mim show obs mas me poderia me amostra a primeira igreja Missionaria assembleia de DEUS JESUS É A LUZ que fica na travessa progresso no bairro geneciano nova iguaçu rj </text:p>
          </table:table-cell>
          <table:table-cell/>
        </table:table-row>
        <table:table-row table:style-name="ro1">
          <table:table-cell office:value-type="string" calcext:value-type="string">
            <text:p><text:s/>Acabei de baixar e ja fui informado que este app não será otimizado no meu tablet,mesmo assim vou testar, uso bastante aqui em são paulo e os outros app tem deixado muito na mão, se for bom dou nota maior </text:p>
          </table:table-cell>
          <table:table-cell/>
        </table:table-row>
        <table:table-row table:style-name="ro1">
          <table:table-cell office:value-type="string" calcext:value-type="string">
            <text:p><text:s/>Não funciona on nem off line fiquei rodando igual peru tonto, quando chegava no ponto indicado o trajeto sempre era modificado me levando a lugar nenhum, perdi uns 30 minutos até que dexisti <text:s/>e usei um outro app. </text:p>
          </table:table-cell>
          <table:table-cell/>
        </table:table-row>
        <table:table-row table:style-name="ro1">
          <table:table-cell office:value-type="string" calcext:value-type="string">
            <text:p><text:s/>Sempre usei esse GPS nas minhas entregas porém alguns endereços não estão certos tento entrar em contato com o suporte mais não consigo é o e-mail do suporte consta como incorreto aguardo respostas da equipe do GPS Brasil </text:p>
          </table:table-cell>
          <table:table-cell/>
        </table:table-row>
        <table:table-row table:style-name="ro1">
          <table:table-cell office:value-type="string" calcext:value-type="string">
            <text:p><text:s/>BOM👍 Ainda precisar atualizar o mapa, favor de um jeito na atualizaçao do mapas. </text:p>
          </table:table-cell>
          <table:table-cell/>
        </table:table-row>
        <table:table-row table:style-name="ro1">
          <table:table-cell office:value-type="string" calcext:value-type="string">
            <text:p><text:s/>Tô gostando bastante do app, vcs pediram para abrir o app mesmo que eu já soubesse o caminho, ele me avisaria dos radares etc. Ele poderia aprender o caminho salvo que seria casa e trabalho por que faço o mesmo trajeto todos os dias, acho que ficaria mais contente com o app. </text:p>
          </table:table-cell>
          <table:table-cell/>
        </table:table-row>
        <table:table-row table:style-name="ro1">
          <table:table-cell office:value-type="string" calcext:value-type="string">
            <text:p><text:s/>Muito bom,sempre usei perfeito parabéns ao criador nehuma multa ate hoje. Indiquei a todos meus amigo perfeito parabéns o melhor só falta algumas atualizações de velocidade <text:s/>mas e perfeito indico <text:s/>a todos que precisem de gps off. </text:p>
          </table:table-cell>
          <table:table-cell/>
        </table:table-row>
        <table:table-row table:style-name="ro1">
          <table:table-cell office:value-type="string" calcext:value-type="string">
            <text:p><text:s/>Aplicativo muito bom, apenas as ruas do mapa são um pouco, quase na mesma cor do plano de fundo do restante do mapa. Ao consultar o mapa se o zoom estiver diminuído não da pra ver bem as ruas. No restante é um ótimo aplicativo. Aconselho as pessoas baixarem. </text:p>
          </table:table-cell>
          <table:table-cell/>
        </table:table-row>
        <table:table-row table:style-name="ro1">
          <table:table-cell office:value-type="string" calcext:value-type="string">
            <text:p><text:s/>Já usei em 4 viagens e funcionou legal. Avisa a aproximação de radares fixos e a velocidade permitida. Muito bom. Fácil de usar. </text:p>
          </table:table-cell>
          <table:table-cell/>
        </table:table-row>
        <table:table-row table:style-name="ro1">
          <table:table-cell office:value-type="string" calcext:value-type="string">
            <text:p><text:s/>Aplicativo legal pena que no litoral sul da Bahia mais precisamente BR 327 sentido Porto Seguro não reconhece radares e fica desorientado no trajeto. <text:s text:c="2"/>Mas estão de parabéns em atendimento e principalmente de escutar opiniões de seus usuários. Dignos de elogios. 👏👏👏👏 </text:p>
          </table:table-cell>
          <table:table-cell/>
        </table:table-row>
        <table:table-row table:style-name="ro1">
          <table:table-cell office:value-type="string" calcext:value-type="string">
            <text:p><text:s/>O app fica buscando sinal de gps toda hora. Nao consigo usar Ps. Meu celular nao esta com problemas. Da minha esposa tambem acontesce isso e com outros celulares tambem. Estou decepcionado </text:p>
          </table:table-cell>
          <table:table-cell/>
        </table:table-row>
        <table:table-row table:style-name="ro1">
          <table:table-cell office:value-type="string" calcext:value-type="string">
            <text:p><text:s/>Melhorou bastante mais ainda precisa de muita coisa, <text:s/>antes era bem melhor pq agente ia até o destino sem sair do lugar e agora não tem mais a opção, e ainda existe muitas ruas que agente não consegue encontrar, e não mostra os nomes das ruas próximas por exemplo uma travessa cadê o nome? </text:p>
          </table:table-cell>
          <table:table-cell/>
        </table:table-row>
        <table:table-row table:style-name="ro1">
          <table:table-cell office:value-type="string" calcext:value-type="string">
            <text:p><text:s/>Depois da atualização o app não funciona direito. Sempre manda entrar onde não rua, não recalcula, erro de localização, não mostra mais a velocidade em que estamos, fica sempre no zero. Conforme vamos andando no trajeto o GPS não se move. Sempre usei esse app mas agora está impossível, favor verificar. </text:p>
          </table:table-cell>
          <table:table-cell/>
        </table:table-row>
        <table:table-row table:style-name="ro1">
          <table:table-cell office:value-type="string" calcext:value-type="string">
            <text:p><text:s/>O melhor aplicativo off-line que já vi eu recomendo. Só precisa de alguns ajustes algumas ruas não encontra e o mais importante seria calcular sempre o caminho mais curto, acaba mostrando caminho mais longo melhorando esse item fica top. Valeu </text:p>
          </table:table-cell>
          <table:table-cell/>
        </table:table-row>
        <table:table-row table:style-name="ro1">
          <table:table-cell office:value-type="string" calcext:value-type="string">
            <text:p><text:s/>Precisa atualizar esse mapa urgente o transito mudou em varias cidades e o mapa não, em Niterói o <text:s/>GPS manda entrar onde não tem rua, construiram o mergulhão e o gps fica indicando rua qua não existe mais. </text:p>
          </table:table-cell>
          <table:table-cell/>
        </table:table-row>
        <table:table-row table:style-name="ro1">
          <table:table-cell office:value-type="string" calcext:value-type="string">
            <text:p><text:s/>vcs atualizam esse gps e continua do mesmo jeito. ñ dá pra visualizar as cidades, rodovias, rios, lagos, quando se afasta o mapa. Ñ dá pra ter opções personalizadas de rotas pelo usuário. melhorem isso e coloquem opções de o usuário poder baixar mapas de qualquer cidade e armazenar no cartão Sd. </text:p>
          </table:table-cell>
          <table:table-cell/>
        </table:table-row>
        <table:table-row table:style-name="ro1">
          <table:table-cell office:value-type="string" calcext:value-type="string">
            <text:p><text:s/>Muito bom aplicativo!! Estava procurando exatamente um GPS assim para meu smartphone. Sempre uso o Google maps mas, falha as vezes qdo uso nas rodovias onde trabalho. A internet no Brasil é muito ruim, então off line me salva nesse aplicativo! Parabéns ao desenvolvedor! </text:p>
          </table:table-cell>
          <table:table-cell/>
        </table:table-row>
        <table:table-row table:style-name="ro1">
          <table:table-cell office:value-type="string" calcext:value-type="string">
            <text:p><text:s/>Ótimo app, além de funcionar sem internet, o aplicativo quando conectado a uma rede lhe informa o trânsito, ótimo para quem não tem 3G pois posso abri-lo em casa, ver o trânsito e já calcular a melhor rota... Nota 10 para os desenvolvedores. </text:p>
          </table:table-cell>
          <table:table-cell/>
        </table:table-row>
        <table:table-row table:style-name="ro1">
          <table:table-cell office:value-type="string" calcext:value-type="string">
            <text:p><text:s/>O aplicativo parece ser muito bom, porém um erro grave que vi nele, são os nomes das ruas principais muito pequenos e fica embaixo da rota do GPS . É deveria fica encima e com tamanho bom de visualização... </text:p>
          </table:table-cell>
          <table:table-cell/>
        </table:table-row>
        <table:table-row table:style-name="ro1">
          <table:table-cell office:value-type="string" calcext:value-type="string">
            <text:p><text:s/>Precisa ser atualizado tem muitas rotas outro dia me mandou p uma favela lugar sinistro ele evita vias principais movimentadas porém te manda p quebradas </text:p>
          </table:table-cell>
          <table:table-cell/>
        </table:table-row>
        <table:table-row table:style-name="ro1">
          <table:table-cell office:value-type="string" calcext:value-type="string">
            <text:p><text:s/>Pra mim só faltou ser maior o o visual do mapa e demais objetos, pois em uma posição onde o celular fica posicionado no painel do carro, fica um pouco dificil a visualização. Se arrumarem isso, fica perfeito </text:p>
          </table:table-cell>
          <table:table-cell/>
        </table:table-row>
        <table:table-row table:style-name="ro1">
          <table:table-cell office:value-type="string" calcext:value-type="string">
            <text:p><text:s/>Talvez seja o pouco tempo se contato com o app, mas achei pouco intuitivo a forma de pesquisar endereço de destino. <text:s/>Era falta de intimidade mesmo.... Busca muito facil. Uma observação quanto a localização de radares na BR163. </text:p>
          </table:table-cell>
          <table:table-cell/>
        </table:table-row>
        <table:table-row table:style-name="ro1">
          <table:table-cell office:value-type="string" calcext:value-type="string">
            <text:p><text:s/>Vi outros usuários reclamando sobre informações erradas e os administradores do app informando que é recepção do GPS, só se for de todos então. Essa semana tive duas situações desagradáveis em relação ao trajeto sugerido pelo app </text:p>
          </table:table-cell>
          <table:table-cell/>
        </table:table-row>
        <table:table-row table:style-name="ro1">
          <table:table-cell office:value-type="string" calcext:value-type="string">
            <text:p><text:s/>Eh mto bom mas moro na grande Florianópolis a dois anos e ainda não aparece o meu loteamento no google mãos ja tem.. Quando atualizar dou 5 estrelas pq o APP eh ótimo! </text:p>
          </table:table-cell>
          <table:table-cell/>
        </table:table-row>
        <table:table-row table:style-name="ro1">
          <table:table-cell office:value-type="string" calcext:value-type="string">
            <text:p><text:s/>Show, muito bom e de fácil manuseio,só tem um problema,a atualização do mapa, já faz um tempo que os mapas estão sem atualizar, temos duas pontes novas na marginal já algum tempo e as mesmas ainda não estão no mapa... </text:p>
          </table:table-cell>
          <table:table-cell/>
        </table:table-row>
        <table:table-row table:style-name="ro1">
          <table:table-cell office:value-type="string" calcext:value-type="string">
            <text:p><text:s/>O APP e bom por conta de não precisar de internet, mas a dificuldade e ele mudar de rota quando vc sabe dum trajeto melhor, e não mostra os nomes das ruas paralelas mas e bom. </text:p>
          </table:table-cell>
          <table:table-cell/>
        </table:table-row>
        <table:table-row table:style-name="ro1">
          <table:table-cell office:value-type="string" calcext:value-type="string">
            <text:p><text:s/>Aplicativo sempre me auxilia bem....um dos problemas que verifiquei nas duas últimas viagens que fiz, <text:s/>é a questão de radares que não estão atualizados em alguns pontos na rodovia Tamoios e na Anhanguera. </text:p>
          </table:table-cell>
          <table:table-cell/>
        </table:table-row>
        <table:table-row table:style-name="ro1">
          <table:table-cell office:value-type="string" calcext:value-type="string">
            <text:p><text:s/>Ótimo aplicativo me leva nos endereços sem erros, sem contar que avisa onde tem radares. só acho que deveria ter a opção de números da casas comércios. </text:p>
          </table:table-cell>
          <table:table-cell/>
        </table:table-row>
        <table:table-row table:style-name="ro1">
          <table:table-cell office:value-type="string" calcext:value-type="string">
            <text:p><text:s/>Pessoal eu não sou de ficar comentado os app não mais esse merece todos os elogios...tá de parabéns app muito bom msm! </text:p>
          </table:table-cell>
          <table:table-cell/>
        </table:table-row>
        <table:table-row table:style-name="ro1">
          <table:table-cell office:value-type="string" calcext:value-type="string">
            <text:p><text:s/>To enfrentando problemas ao procurar bairros mais recentes ds minha cidade. Nao consta. E nao tem como usar minha casa como ponto de partida. Devido nao me localizar no maoa </text:p>
          </table:table-cell>
          <table:table-cell/>
        </table:table-row>
        <table:table-row table:style-name="ro1">
          <table:table-cell office:value-type="string" calcext:value-type="string">
            <text:p><text:s/>O único polema e que toda hora pede para ajustar a busula mas é ótimo já usava ele quando era oi mapas </text:p>
          </table:table-cell>
          <table:table-cell/>
        </table:table-row>
        <table:table-row table:style-name="ro1">
          <table:table-cell office:value-type="string" calcext:value-type="string">
            <text:p><text:s/>Excelente aplicativo, o melhor GPS que já baixei, rotas nítidas nunca me deixou na mão, recomendou e ainda não precisa de internet </text:p>
          </table:table-cell>
          <table:table-cell/>
        </table:table-row>
        <table:table-row table:style-name="ro1">
          <table:table-cell office:value-type="string" calcext:value-type="string">
            <text:p><text:s/>Muito bom, mas gostaria de saber como baixar os arquivos adicionais, porque só dá erro quando se tenta baixar. </text:p>
          </table:table-cell>
          <table:table-cell/>
        </table:table-row>
        <table:table-row table:style-name="ro1">
          <table:table-cell office:value-type="string" calcext:value-type="string">
            <text:p><text:s/>Esta funcionando bem parabéns! só o simulador de rota deveria ser mais simples para as pessoas acertarem a funcionalidade . </text:p>
          </table:table-cell>
          <table:table-cell/>
        </table:table-row>
        <table:table-row table:style-name="ro1">
          <table:table-cell office:value-type="string" calcext:value-type="string">
            <text:p><text:s/>Olá sou a um ano usuária do GPS Brasil no mesmo aparelho porém a pós á última atualização ele está sempre sem sinal de GPS e tbm quando da sinal fica sem voz e som <text:s/>Por favor de uma avaliada pq gosto muito do apk </text:p>
          </table:table-cell>
          <table:table-cell/>
        </table:table-row>
        <table:table-row table:style-name="ro1">
          <table:table-cell office:value-type="string" calcext:value-type="string">
            <text:p><text:s/>Ficou horrível o GPS não consigo ver os nomes das ruas durante durante navegação <text:s/>Só mostra por onde tem que ir mas não mostra os nomes das ruas e antes não era assim eu gosta muito desse aplicativo indiquei muitas vezes mas agora ja não indico pois ficou muito ruim </text:p>
          </table:table-cell>
          <table:table-cell/>
        </table:table-row>
        <table:table-row table:style-name="ro1">
          <table:table-cell office:value-type="string" calcext:value-type="string">
            <text:p><text:s/>Hoje estava na marginal Pinheiros e o limite de velocidade e de velocidade e de 90 e o app ainda está com 70. Teria que subir a ponte octamendez e eu teria que ficar na pista local para pegar essa ponte mais o app mandou eu ir para pista expressa passei da ponte e depois ficou pedindo para eu retorna </text:p>
          </table:table-cell>
          <table:table-cell/>
        </table:table-row>
        <table:table-row table:style-name="ro1">
          <table:table-cell office:value-type="string" calcext:value-type="string">
            <text:p><text:s/>Hoje <text:s/>indo ao trabalho testei esse app Pois ele me indicou uma rota ao contrário do sentido que eu deveria ir sendo que havia uma única via a Av Papa João Paulo I em Guarulhos e ele me guiou para bom sucesso sendo que EU ia para o CECAP </text:p>
          </table:table-cell>
          <table:table-cell/>
        </table:table-row>
        <table:table-row table:style-name="ro1">
          <table:table-cell office:value-type="string" calcext:value-type="string">
            <text:p><text:s/>Eu gostei para mim show obs mas me poderia me amostra a primeira igreja Missionaria assembleia de DEUS JESUS É A LUZ que fica na travessa progresso no bairro geneciano nova iguaçu rj </text:p>
          </table:table-cell>
          <table:table-cell/>
        </table:table-row>
        <table:table-row table:style-name="ro1">
          <table:table-cell office:value-type="string" calcext:value-type="string">
            <text:p><text:s/>Acabei de baixar e ja fui informado que este app não será otimizado no meu tablet,mesmo assim vou testar, uso bastante aqui em são paulo e os outros app tem deixado muito na mão, se for bom dou nota maior </text:p>
          </table:table-cell>
          <table:table-cell/>
        </table:table-row>
        <table:table-row table:style-name="ro1">
          <table:table-cell office:value-type="string" calcext:value-type="string">
            <text:p><text:s/>Não funciona on nem off line fiquei rodando igual peru tonto, quando chegava no ponto indicado o trajeto sempre era modificado me levando a lugar nenhum, perdi uns 30 minutos até que dexisti <text:s/>e usei um outro app. </text:p>
          </table:table-cell>
          <table:table-cell/>
        </table:table-row>
        <table:table-row table:style-name="ro1">
          <table:table-cell office:value-type="string" calcext:value-type="string">
            <text:p><text:s/>Sempre usei esse GPS nas minhas entregas porém alguns endereços não estão certos tento entrar em contato com o suporte mais não consigo é o e-mail do suporte consta como incorreto aguardo respostas da equipe do GPS Brasil </text:p>
          </table:table-cell>
          <table:table-cell/>
        </table:table-row>
        <table:table-row table:style-name="ro1">
          <table:table-cell office:value-type="string" calcext:value-type="string">
            <text:p><text:s/>Tô gostando bastante do app, vcs pediram para abrir o app mesmo que eu já soubesse o caminho, ele me avisaria dos radares etc. Ele poderia aprender o caminho salvo que seria casa e trabalho por que faço o mesmo trajeto todos os dias, acho que ficaria mais contente com o app. </text:p>
          </table:table-cell>
          <table:table-cell/>
        </table:table-row>
        <table:table-row table:style-name="ro1">
          <table:table-cell office:value-type="string" calcext:value-type="string">
            <text:p><text:s/>Muito bom,sempre usei perfeito parabéns ao criador nehuma multa ate hoje. Indiquei a todos meus amigo perfeito parabéns o melhor só falta algumas atualizações de velocidade <text:s/>mas e perfeito indico <text:s/>a todos que precisem de gps off. </text:p>
          </table:table-cell>
          <table:table-cell/>
        </table:table-row>
        <table:table-row table:style-name="ro1">
          <table:table-cell office:value-type="string" calcext:value-type="string">
            <text:p><text:s/>Só não dei 5 estrelas por que muitas vezes ele não acha o sinal gps tenho q ligar a internet pra ele achar fica escrito assim "opps não encontramos o sinal gps" e manda eu mudar meu destino </text:p>
          </table:table-cell>
          <table:table-cell/>
        </table:table-row>
        <table:table-row table:style-name="ro1">
          <table:table-cell office:value-type="string" calcext:value-type="string">
            <text:p><text:s/>Aplicativo muito bom, apenas as ruas do mapa são um pouco, quase na mesma cor do plano de fundo do restante do mapa. Ao consultar o mapa se o zoom estiver diminuído não da pra ver bem as ruas. No restante é um ótimo aplicativo. Aconselho as pessoas baixarem.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ntros pra ele falar que eu cheguei ao meu destino, sendo que eu já estou na numeração certa, mais o resto estão de parabéns. </text:p>
          </table:table-cell>
          <table:table-cell/>
        </table:table-row>
        <table:table-row table:style-name="ro1">
          <table:table-cell office:value-type="string" calcext:value-type="string">
            <text:p><text:s/>Muito bom uso sempre que preciso ele cumpre seu papel faz seu trabalho direitinho! </text:p>
          </table:table-cell>
          <table:table-cell/>
        </table:table-row>
        <table:table-row table:style-name="ro1">
          <table:table-cell office:value-type="string" calcext:value-type="string">
            <text:p><text:s/>Muito bom es gps </text:p>
          </table:table-cell>
          <table:table-cell/>
        </table:table-row>
        <table:table-row table:style-name="ro1">
          <table:table-cell office:value-type="string" calcext:value-type="string">
            <text:p><text:s/>Vou testar hoje depois de testar eu deixo um comentario! </text:p>
          </table:table-cell>
          <table:table-cell/>
        </table:table-row>
        <table:table-row table:style-name="ro1">
          <table:table-cell office:value-type="string" calcext:value-type="string">
            <text:p><text:s/>Muito bom. Só estraga são esse excesso de propagandas'-' </text:p>
          </table:table-cell>
          <table:table-cell/>
        </table:table-row>
        <table:table-row table:style-name="ro1">
          <table:table-cell office:value-type="string" calcext:value-type="string">
            <text:p><text:s/>Excelente <text:s/>o bom que funciona em off line </text:p>
          </table:table-cell>
          <table:table-cell/>
        </table:table-row>
        <table:table-row table:style-name="ro1">
          <table:table-cell office:value-type="string" calcext:value-type="string">
            <text:p><text:s/>O melhor que já vi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O aplicativo é ótimo. Os anúncios nele, uma hora iam aparecer, de graça nem relógio trabalha. Mas paguei o valor e tchau anúncios. <text:s/>O que poderia ter pra deixar melhor. O usuário informar por foto e marcação do GPS, um local para ser adicionado ao mapa ou removido. Informar uma mudança no sentido da via. Informar lentidão no local. Por a própria voz no GPS (um aplicativo externo pra fazer isso se for o caso) Ganhar pontos por ajudar a melhorar o mapa e trocar na por itens. Ter mais variações de símbolos de veículos na loja. Já recebi comentários de motorista de van escolar usando esse aplicativo, motoboy e até caminhoneiro, no canal do YouTube. E a opção de usar o smartphone como Dash Can, para filmar o trajeto, se possível com as duas câmeras para smartphones como uma boa potência de hardware. Assim filma 2 arquivos, um externo e um interno. É de graça a sugestão, pode usar. </text:p>
          </table:table-cell>
          <table:table-cell/>
        </table:table-row>
        <table:table-row table:style-name="ro1">
          <table:table-cell office:value-type="string" calcext:value-type="string">
            <text:p><text:s/>Otimo </text:p>
          </table:table-cell>
          <table:table-cell/>
        </table:table-row>
        <table:table-row table:style-name="ro1">
          <table:table-cell office:value-type="string" calcext:value-type="string">
            <text:p><text:s/>Excelente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Otimo </text:p>
          </table:table-cell>
          <table:table-cell/>
        </table:table-row>
        <table:table-row table:style-name="ro1">
          <table:table-cell office:value-type="string" calcext:value-type="string">
            <text:p><text:s/>Bom </text:p>
          </table:table-cell>
          <table:table-cell/>
        </table:table-row>
        <table:table-row table:style-name="ro1">
          <table:table-cell office:value-type="string" calcext:value-type="string">
            <text:p><text:s/>Hoje estava na marginal Pinheiros e o limite de velocidade e de velocidade e de 90 e o app ainda está com 70. Teria que subir a ponte octamendez e eu teria que ficar na pista local para pegar essa ponte mais o app mandou eu ir para pista expressa passei da ponte e depois ficou pedindo para eu retorna </text:p>
          </table:table-cell>
          <table:table-cell/>
        </table:table-row>
        <table:table-row table:style-name="ro1">
          <table:table-cell office:value-type="string" calcext:value-type="string">
            <text:p><text:s/>Essa nova atualização ficou péssimo não mostra seus destinos anterior e fico muito mais complicado.que pena era tão bom.vou procurar outro.😥 </text:p>
          </table:table-cell>
          <table:table-cell/>
        </table:table-row>
        <table:table-row table:style-name="ro1">
          <table:table-cell office:value-type="string" calcext:value-type="string">
            <text:p><text:s/>Não funciona on nem off line fiquei rodando igual peru tonto, quando chegava no ponto indicado o trajeto sempre era modificado me levando a lugar nenhum, perdi uns 30 minutos até que dexisti <text:s/>e usei um outro app. </text:p>
          </table:table-cell>
          <table:table-cell/>
        </table:table-row>
        <table:table-row table:style-name="ro1">
          <table:table-cell office:value-type="string" calcext:value-type="string">
            <text:p><text:s/>É um ótimo aplicativo <text:s/>Gostaria de saber se na próxima atualização vai ter como escolher o modo de veículo que vc está <text:s/>No caso carro caminhão </text:p>
          </table:table-cell>
          <table:table-cell/>
        </table:table-row>
        <table:table-row table:style-name="ro1">
          <table:table-cell office:value-type="string" calcext:value-type="string">
            <text:p><text:s/>O APP e bom por conta de não precisar de internet, mas a dificuldade e ele mudar de rota quando vc sabe dum trajeto melhor, e não mostra os nomes das ruas paralelas mas e bom. </text:p>
          </table:table-cell>
          <table:table-cell/>
        </table:table-row>
        <table:table-row table:style-name="ro1">
          <table:table-cell office:value-type="string" calcext:value-type="string">
            <text:p><text:s/>Pessoal eu não sou de ficar comentado os app não mais esse merece todos os elogios...tá de parabéns app muito bom msm! </text:p>
          </table:table-cell>
          <table:table-cell/>
        </table:table-row>
        <table:table-row table:style-name="ro1">
          <table:table-cell office:value-type="string" calcext:value-type="string">
            <text:p><text:s/>Ótimo aplicativo me leva nos endereços sem erros, sem contar que avisa onde tem radares. só acho que deveria ter a opção de números da casas comércios. </text:p>
          </table:table-cell>
          <table:table-cell/>
        </table:table-row>
        <table:table-row table:style-name="ro1">
          <table:table-cell office:value-type="string" calcext:value-type="string">
            <text:p><text:s/>To enfrentando problemas ao procurar bairros mais recentes ds minha cidade. Nao consta. E nao tem como usar minha casa como ponto de partida. Devido nao me localizar no maoa </text:p>
          </table:table-cell>
          <table:table-cell/>
        </table:table-row>
        <table:table-row table:style-name="ro1">
          <table:table-cell office:value-type="string" calcext:value-type="string">
            <text:p><text:s/>Muito bom, mas gostaria de saber como baixar os arquivos adicionais, porque só dá erro quando se tenta baixar. </text:p>
          </table:table-cell>
          <table:table-cell/>
        </table:table-row>
        <table:table-row table:style-name="ro1">
          <table:table-cell office:value-type="string" calcext:value-type="string">
            <text:p><text:s/>O único polema e que toda hora pede para ajustar a busula mas é ótimo já usava ele quando era oi mapas </text:p>
          </table:table-cell>
          <table:table-cell/>
        </table:table-row>
        <table:table-row table:style-name="ro1">
          <table:table-cell office:value-type="string" calcext:value-type="string">
            <text:p><text:s/>Excelente aplicativo, o melhor GPS que já baixei, rotas nítidas nunca me deixou na mão, recomendou e ainda não precisa de internet </text:p>
          </table:table-cell>
          <table:table-cell/>
        </table:table-row>
        <table:table-row table:style-name="ro1">
          <table:table-cell office:value-type="string" calcext:value-type="string">
            <text:p><text:s/>Esta funcionando bem parabéns! só o simulador de rota deveria ser mais simples para as pessoas acertarem a funcionalidade . </text:p>
          </table:table-cell>
          <table:table-cell/>
        </table:table-row>
        <table:table-row table:style-name="ro1">
          <table:table-cell office:value-type="string" calcext:value-type="string">
            <text:p><text:s/>Olá sou a um ano usuária do GPS Brasil no mesmo aparelho porém a pós á última atualização ele está sempre sem sinal de GPS e tbm quando da sinal fica sem voz e som <text:s/>Por favor de uma avaliada pq gosto muito do apk </text:p>
          </table:table-cell>
          <table:table-cell/>
        </table:table-row>
        <table:table-row table:style-name="ro1">
          <table:table-cell office:value-type="string" calcext:value-type="string">
            <text:p><text:s/>Ficou horrível o GPS não consigo ver os nomes das ruas durante durante navegação <text:s/>Só mostra por onde tem que ir mas não mostra os nomes das ruas e antes não era assim eu gosta muito desse aplicativo indiquei muitas vezes mas agora ja não indico pois ficou muito ruim </text:p>
          </table:table-cell>
          <table:table-cell/>
        </table:table-row>
        <table:table-row table:style-name="ro1">
          <table:table-cell office:value-type="string" calcext:value-type="string">
            <text:p><text:s/>Hoje <text:s/>indo ao trabalho testei esse app Pois ele me indicou uma rota ao contrário do sentido que eu deveria ir sendo que havia uma única via a Av Papa João Paulo I em Guarulhos e ele me guiou para bom sucesso sendo que EU ia para o CECAP </text:p>
          </table:table-cell>
          <table:table-cell/>
        </table:table-row>
        <table:table-row table:style-name="ro1">
          <table:table-cell office:value-type="string" calcext:value-type="string">
            <text:p><text:s/>Eu gostei para mim show obs mas me poderia me amostra a primeira igreja Missionaria assembleia de DEUS JESUS É A LUZ que fica na travessa progresso no bairro geneciano nova iguaçu rj </text:p>
          </table:table-cell>
          <table:table-cell/>
        </table:table-row>
        <table:table-row table:style-name="ro1">
          <table:table-cell office:value-type="string" calcext:value-type="string">
            <text:p><text:s/>Acabei de baixar e ja fui informado que este app não será otimizado no meu tablet,mesmo assim vou testar, uso bastante aqui em são paulo e os outros app tem deixado muito na mão, se for bom dou nota maior </text:p>
          </table:table-cell>
          <table:table-cell/>
        </table:table-row>
        <table:table-row table:style-name="ro1">
          <table:table-cell office:value-type="string" calcext:value-type="string">
            <text:p><text:s/>Vi outros usuários reclamando sobre informações erradas e os administradores do app informando que é recepção do GPS, só se for de todos então. Essa semana tive duas situações desagradáveis em relação ao trajeto sugerido pelo app </text:p>
          </table:table-cell>
          <table:table-cell/>
        </table:table-row>
        <table:table-row table:style-name="ro1">
          <table:table-cell office:value-type="string" calcext:value-type="string">
            <text:p><text:s/>Eh mto bom mas moro na grande Florianópolis a dois anos e ainda não aparece o meu loteamento no google mãos ja tem.. Quando atualizar dou 5 estrelas pq o APP eh ótimo! </text:p>
          </table:table-cell>
          <table:table-cell/>
        </table:table-row>
        <table:table-row table:style-name="ro1">
          <table:table-cell office:value-type="string" calcext:value-type="string">
            <text:p><text:s/>Sempre usei esse GPS nas minhas entregas porém alguns endereços não estão certos tento entrar em contato com o suporte mais não consigo é o e-mail do suporte consta como incorreto aguardo respostas da equipe do GPS Brasil </text:p>
          </table:table-cell>
          <table:table-cell/>
        </table:table-row>
        <table:table-row table:style-name="ro1">
          <table:table-cell office:value-type="string" calcext:value-type="string">
            <text:p><text:s/>Tô gostando bastante do app, vcs pediram para abrir o app mesmo que eu já soubesse o caminho, ele me avisaria dos radares etc. Ele poderia aprender o caminho salvo que seria casa e trabalho por que faço o mesmo trajeto todos os dias, acho que ficaria mais contente com o app. </text:p>
          </table:table-cell>
          <table:table-cell/>
        </table:table-row>
        <table:table-row table:style-name="ro1">
          <table:table-cell office:value-type="string" calcext:value-type="string">
            <text:p><text:s/>Muito bom,sempre usei perfeito parabéns ao criador nehuma multa ate hoje. Indiquei a todos meus amigo perfeito parabéns o melhor só falta algumas atualizações de velocidade <text:s/>mas e perfeito indico <text:s/>a todos que precisem de gps off. </text:p>
          </table:table-cell>
          <table:table-cell/>
        </table:table-row>
        <table:table-row table:style-name="ro1">
          <table:table-cell office:value-type="string" calcext:value-type="string">
            <text:p><text:s/>Só não dei 5 estrelas por que muitas vezes ele não acha o sinal gps tenho q ligar a internet pra ele achar fica escrito assim "opps não encontramos o sinal gps" e manda eu mudar meu destino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Muito bom uso sempre que preciso ele cumpre seu papel faz seu trabalho direitinho!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ntros pra ele falar que eu cheguei ao meu destino, sendo que eu já estou na numeração certa, mais o resto estão de parabéns.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Muito <text:s/>bom adorei eu uso ele em toda as minhas <text:s/>viagens </text:p>
          </table:table-cell>
          <table:table-cell/>
        </table:table-row>
        <table:table-row table:style-name="ro1">
          <table:table-cell office:value-type="string" calcext:value-type="string">
            <text:p><text:s/>Vou testar hoje depois de testar eu deixo um comentario!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Não utilizei todos os recursos desse aplicativo mais não tive problemas até o presente momento </text:p>
          </table:table-cell>
          <table:table-cell/>
        </table:table-row>
        <table:table-row table:style-name="ro1">
          <table:table-cell office:value-type="string" calcext:value-type="string">
            <text:p><text:s/>Péssimo depois dessa nova atualização,o app não abri direito e não consigo usar; era ótimo agora não 😥😥😥 </text:p>
          </table:table-cell>
          <table:table-cell/>
        </table:table-row>
        <table:table-row table:style-name="ro1">
          <table:table-cell office:value-type="string" calcext:value-type="string">
            <text:p><text:s/>Muito bom estou gostando <text:s/>me ajuda muitooo pelo menos não me da rotas de lugares de RISCO </text:p>
          </table:table-cell>
          <table:table-cell/>
        </table:table-row>
        <table:table-row table:style-name="ro1">
          <table:table-cell office:value-type="string" calcext:value-type="string">
            <text:p><text:s/>Viagem de São Paulo a Minas Gerais sem problema algum, com precisão e informações ótimas.... Muito bom </text:p>
          </table:table-cell>
          <table:table-cell/>
        </table:table-row>
        <table:table-row table:style-name="ro1">
          <table:table-cell office:value-type="string" calcext:value-type="string">
            <text:p><text:s/>O app é ótimo sempre me levou para os lugares corretamente não tenho que reclamar </text:p>
          </table:table-cell>
          <table:table-cell/>
        </table:table-row>
        <table:table-row table:style-name="ro1">
          <table:table-cell office:value-type="string" calcext:value-type="string">
            <text:p><text:s/>Muito bom e prático para viajar </text:p>
          </table:table-cell>
          <table:table-cell/>
        </table:table-row>
        <table:table-row table:style-name="ro1">
          <table:table-cell office:value-type="string" calcext:value-type="string">
            <text:p><text:s/>Me surpreendi, não achei que seria tão bom, na minha opinião melhor que waze </text:p>
          </table:table-cell>
          <table:table-cell/>
        </table:table-row>
        <table:table-row table:style-name="ro1">
          <table:table-cell office:value-type="string" calcext:value-type="string">
            <text:p><text:s/>Muito bom me atendeu </text:p>
          </table:table-cell>
          <table:table-cell/>
        </table:table-row>
        <table:table-row table:style-name="ro1">
          <table:table-cell office:value-type="string" calcext:value-type="string">
            <text:p><text:s/>O melhor aplicativo offline até agora que usei. </text:p>
          </table:table-cell>
          <table:table-cell/>
        </table:table-row>
        <table:table-row table:style-name="ro1">
          <table:table-cell office:value-type="string" calcext:value-type="string">
            <text:p><text:s/>Muito bom só está faltando rotas alternativas </text:p>
          </table:table-cell>
          <table:table-cell/>
        </table:table-row>
        <table:table-row table:style-name="ro1">
          <table:table-cell office:value-type="string" calcext:value-type="string">
            <text:p><text:s/>É o melhor. Esqueçam os outros. Offline e Correto é esse aqui! Parabéns ao Desenvolvimento. </text:p>
          </table:table-cell>
          <table:table-cell/>
        </table:table-row>
        <table:table-row table:style-name="ro1">
          <table:table-cell office:value-type="string" calcext:value-type="string">
            <text:p><text:s/>Sempre usei ... A cada atualizacao ele melhora com serteza o melhor gps </text:p>
          </table:table-cell>
          <table:table-cell/>
        </table:table-row>
        <table:table-row table:style-name="ro1">
          <table:table-cell office:value-type="string" calcext:value-type="string">
            <text:p><text:s/>Muito prático e preciso! Vou comprar os mapas da América do Sul </text:p>
          </table:table-cell>
          <table:table-cell/>
        </table:table-row>
        <table:table-row table:style-name="ro1">
          <table:table-cell office:value-type="string" calcext:value-type="string">
            <text:p><text:s/>Até agora não me deixou na mão muito bom . </text:p>
          </table:table-cell>
          <table:table-cell/>
        </table:table-row>
        <table:table-row table:style-name="ro1">
          <table:table-cell office:value-type="string" calcext:value-type="string">
            <text:p><text:s/>Muito bom , melhor GPS que já usei até hoje . </text:p>
          </table:table-cell>
          <table:table-cell/>
        </table:table-row>
        <table:table-row table:style-name="ro1">
          <table:table-cell office:value-type="string" calcext:value-type="string">
            <text:p><text:s/>No começo funcionou mas depois Me deichou na mão </text:p>
          </table:table-cell>
          <table:table-cell/>
        </table:table-row>
        <table:table-row table:style-name="ro1">
          <table:table-cell office:value-type="string" calcext:value-type="string">
            <text:p><text:s/>Bom pode melhorar especialmente com atualizações mais rápido </text:p>
          </table:table-cell>
          <table:table-cell/>
        </table:table-row>
        <table:table-row table:style-name="ro1">
          <table:table-cell office:value-type="string" calcext:value-type="string">
            <text:p><text:s/>Muito bom. Só estraga são esse excesso de propagandas'-' </text:p>
          </table:table-cell>
          <table:table-cell/>
        </table:table-row>
        <table:table-row table:style-name="ro1">
          <table:table-cell office:value-type="string" calcext:value-type="string">
            <text:p><text:s/>Ótimo app viajei 1.125 <text:s/>tudo certinho recomendo 👍 </text:p>
          </table:table-cell>
          <table:table-cell/>
        </table:table-row>
        <table:table-row table:style-name="ro1">
          <table:table-cell office:value-type="string" calcext:value-type="string">
            <text:p><text:s/>Muito bom um gps off line maravilhoso </text:p>
          </table:table-cell>
          <table:table-cell/>
        </table:table-row>
        <table:table-row table:style-name="ro1">
          <table:table-cell office:value-type="string" calcext:value-type="string">
            <text:p><text:s/>Até o momento tem sido um bom aplicativo </text:p>
          </table:table-cell>
          <table:table-cell/>
        </table:table-row>
        <table:table-row table:style-name="ro1">
          <table:table-cell office:value-type="string" calcext:value-type="string">
            <text:p><text:s/>Só em funcionar off line tá excelente. </text:p>
          </table:table-cell>
          <table:table-cell/>
        </table:table-row>
        <table:table-row table:style-name="ro1">
          <table:table-cell office:value-type="string" calcext:value-type="string">
            <text:p><text:s/>Muito bom es gps </text:p>
          </table:table-cell>
          <table:table-cell/>
        </table:table-row>
        <table:table-row table:style-name="ro1">
          <table:table-cell office:value-type="string" calcext:value-type="string">
            <text:p><text:s/>Excelente <text:s/>o bom que funciona em off line </text:p>
          </table:table-cell>
          <table:table-cell/>
        </table:table-row>
        <table:table-row table:style-name="ro1">
          <table:table-cell office:value-type="string" calcext:value-type="string">
            <text:p><text:s/>Melhor App offline <text:s/>que já usei </text:p>
          </table:table-cell>
          <table:table-cell/>
        </table:table-row>
        <table:table-row table:style-name="ro1">
          <table:table-cell office:value-type="string" calcext:value-type="string">
            <text:p><text:s/>Excelente aplicatico, recomendo a todos. </text:p>
          </table:table-cell>
          <table:table-cell/>
        </table:table-row>
        <table:table-row table:style-name="ro1">
          <table:table-cell office:value-type="string" calcext:value-type="string">
            <text:p><text:s/>Recomendo !! Funciona muito <text:s/>bem.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Excelente gps! Merece 5 estrelas, podem baixar que vale à pena, eu tinha desinstalado e instaleio novamente, agora descobri como simular navegação antes de iniciar uma viagem. Agora estou adorando! Só um problema que eu não gostei, à voz que comprei do app tts, não fala o português brasileiro claramente.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Olha pessoal <text:s/>parabéns realmente muito bom viajo muito SP <text:s/>e realmente ajuda muito <text:s text:c="2"/>deixo off <text:s/>me leva nos locais exato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Aplicativo ótimo só fica meio estranho que em algo lugares a rota continua erro e ele da um caminho diferente na e muito bom melhor que muitos aplicativos por aí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Há mto tempo procurava um navegador gps off line eficiente,este superou mhas espectativas,podem baixar..e parabéns aos desenvolvedores.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Aplicativo muito bom recomendo. Só tem que atualizar algumas coisas mas de resto está ótimo </text:p>
          </table:table-cell>
          <table:table-cell/>
        </table:table-row>
        <table:table-row table:style-name="ro1">
          <table:table-cell office:value-type="string" calcext:value-type="string">
            <text:p><text:s/>Não utilizei todos os recursos desse aplicativo mais não tive problemas até o presente momento </text:p>
          </table:table-cell>
          <table:table-cell/>
        </table:table-row>
        <table:table-row table:style-name="ro1">
          <table:table-cell office:value-type="string" calcext:value-type="string">
            <text:p><text:s/>ainda não sei a funciona sem dados móvel mesmo mais o endereço e correto até agora </text:p>
          </table:table-cell>
          <table:table-cell/>
        </table:table-row>
        <table:table-row table:style-name="ro1">
          <table:table-cell office:value-type="string" calcext:value-type="string">
            <text:p><text:s/>Péssimo depois dessa nova atualização,o app não abri direito e não consigo usar; era ótimo agora não 😥😥😥 </text:p>
          </table:table-cell>
          <table:table-cell/>
        </table:table-row>
        <table:table-row table:style-name="ro1">
          <table:table-cell office:value-type="string" calcext:value-type="string">
            <text:p><text:s/>Muito bom estou gostando <text:s/>me ajuda muitooo pelo menos não me da rotas de lugares de RISCO </text:p>
          </table:table-cell>
          <table:table-cell/>
        </table:table-row>
        <table:table-row table:style-name="ro1">
          <table:table-cell office:value-type="string" calcext:value-type="string">
            <text:p><text:s/>Viagem de São Paulo a Minas Gerais sem problema algum, com precisão e informações ótimas.... Muito bom </text:p>
          </table:table-cell>
          <table:table-cell/>
        </table:table-row>
        <table:table-row table:style-name="ro1">
          <table:table-cell office:value-type="string" calcext:value-type="string">
            <text:p><text:s/>Aplicativo muito bom, principalmente por não necessitar Net durante navegação. Ainda não usei em via urbana..... </text:p>
          </table:table-cell>
          <table:table-cell/>
        </table:table-row>
        <table:table-row table:style-name="ro1">
          <table:table-cell office:value-type="string" calcext:value-type="string">
            <text:p><text:s/>Ótimo! Pra mim o melhor, avisa todos os radares, e não precisa de internet. Nota 10 </text:p>
          </table:table-cell>
          <table:table-cell/>
        </table:table-row>
        <table:table-row table:style-name="ro1">
          <table:table-cell office:value-type="string" calcext:value-type="string">
            <text:p><text:s/>Muito bom uso sempre que preciso ele cumpre seu papel faz seu trabalho direitinho! </text:p>
          </table:table-cell>
          <table:table-cell/>
        </table:table-row>
        <table:table-row table:style-name="ro1">
          <table:table-cell office:value-type="string" calcext:value-type="string">
            <text:p><text:s/>Já está na hora de atualizar esse mapa tem rua q está no nome antigo ainda </text:p>
          </table:table-cell>
          <table:table-cell/>
        </table:table-row>
        <table:table-row table:style-name="ro1">
          <table:table-cell office:value-type="string" calcext:value-type="string">
            <text:p><text:s/>Esse GPS não tem outro melhor ele é maravilhoso sensacional nota milllll </text:p>
          </table:table-cell>
          <table:table-cell/>
        </table:table-row>
        <table:table-row table:style-name="ro1">
          <table:table-cell office:value-type="string" calcext:value-type="string">
            <text:p><text:s/>Usei poucas vezes, mas até agora me agradou bastante ! Vale o download ! </text:p>
          </table:table-cell>
          <table:table-cell/>
        </table:table-row>
        <table:table-row table:style-name="ro1">
          <table:table-cell office:value-type="string" calcext:value-type="string">
            <text:p><text:s/>Me surpreendi, não achei que seria tão bom, na minha opinião melhor que waze </text:p>
          </table:table-cell>
          <table:table-cell/>
        </table:table-row>
        <table:table-row table:style-name="ro1">
          <table:table-cell office:value-type="string" calcext:value-type="string">
            <text:p><text:s/>O App é muito bom, mais deixa á desejar nas atualizações de rotas perigosas nas cidades pequenas e distritos tipo colocando vc em rota de areis e becos esquisitos. <text:s/>Mais me fez sair de São Paulo á minha cidade no Ceará certinho. <text:s/>Sugestão para o App da ao usuário a orientação de voz com explicação para que o usuário escolha a rota que quer ir consciente de que o App o orientou na escolha. perde pro waze nesse sentido. Mais também ganha do waze por não necessitar de Internet e abrange intenção de quilometragem muito maior que o waze que só alcança só uns 1500 km.👍 </text:p>
          </table:table-cell>
          <table:table-cell/>
        </table:table-row>
        <table:table-row table:style-name="ro1">
          <table:table-cell office:value-type="string" calcext:value-type="string">
            <text:p><text:s/>Muito bom, sou de Itaquaquecetuba e fui para Ubatuba, 4:00h de viagem, foi direitinho, ótimo App. </text:p>
          </table:table-cell>
          <table:table-cell/>
        </table:table-row>
        <table:table-row table:style-name="ro1">
          <table:table-cell office:value-type="string" calcext:value-type="string">
            <text:p><text:s/>Excelente navegador,esta a beira de perfeição.Rápido e da mais de uma opção de rota.Continuem assim desenvolvedores.Obrigado. </text:p>
          </table:table-cell>
          <table:table-cell/>
        </table:table-row>
        <table:table-row table:style-name="ro1">
          <table:table-cell office:value-type="string" calcext:value-type="string">
            <text:p><text:s/>Poderiam mostrar alternativa de rotas alternativas, e situações de trânsito. ...app muito bom. </text:p>
          </table:table-cell>
          <table:table-cell/>
        </table:table-row>
        <table:table-row table:style-name="ro1">
          <table:table-cell office:value-type="string" calcext:value-type="string">
            <text:p><text:s/>Esse é fino, não te manda pro lado errado! Super <text:s/>preciso! </text:p>
          </table:table-cell>
          <table:table-cell/>
        </table:table-row>
        <table:table-row table:style-name="ro1">
          <table:table-cell office:value-type="string" calcext:value-type="string">
            <text:p><text:s/>O melhor aplicativo offline até agora que usei. </text:p>
          </table:table-cell>
          <table:table-cell/>
        </table:table-row>
        <table:table-row table:style-name="ro1">
          <table:table-cell office:value-type="string" calcext:value-type="string">
            <text:p><text:s/>Muito bom só está faltando rotas alternativas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Excelente gps! Merece 5 estrelas, podem baixar que vale à pena, eu tinha desinstalado e instaleio novamente, agora descobri como simular navegação antes de iniciar uma viagem. Agora estou adorando! Só um problema que eu não gostei, à voz que comprei do app tts, não fala o português brasileiro claramente.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Aplicativo ótimo só fica meio estranho que em algo lugares a rota continua erro e ele da um caminho diferente na e muito bom melhor que muitos aplicativos por aí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Há mto tempo procurava um navegador gps off line eficiente,este superou mhas espectativas,podem baixar..e parabéns aos desenvolvedores. </text:p>
          </table:table-cell>
          <table:table-cell/>
        </table:table-row>
        <table:table-row table:style-name="ro1">
          <table:table-cell office:value-type="string" calcext:value-type="string">
            <text:p><text:s/>O App é ótimo, nele eu daria as 5 estrelas. O problema é a navegação, já que esse app utiliza um mapa bem desatualizado, de uns anos atrás. </text:p>
          </table:table-cell>
          <table:table-cell/>
        </table:table-row>
        <table:table-row table:style-name="ro1">
          <table:table-cell office:value-type="string" calcext:value-type="string">
            <text:p><text:s/>App excelente! Usei somente em área urbana, mas logo menos farei o teste. Parabéns, estava precisando dessa navegação Offline!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Muito bom... Uso a muito tempo. <text:s text:c="3"/>Sempre com atualizações... Podem baixar.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Ainda não usei em viagens, se funcionar corretamente sem conexão com internet e não travar não existe nada igual nota 1000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row table:style-name="ro1">
          <table:table-cell office:value-type="string" calcext:value-type="string">
            <text:p><text:s/>Para ser perfeito só falta ser mais rápido ao traçar nova rota e ao fazer uma curva. Mas parabéns aos desenvolvedores.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Aplicativo muito bom recomendo. Só tem que atualizar algumas coisas mas de resto está ótimo </text:p>
          </table:table-cell>
          <table:table-cell/>
        </table:table-row>
        <table:table-row table:style-name="ro1">
          <table:table-cell office:value-type="string" calcext:value-type="string">
            <text:p><text:s/>Não utilizei todos os recursos desse aplicativo mais não tive problemas até o presente momento </text:p>
          </table:table-cell>
          <table:table-cell/>
        </table:table-row>
        <table:table-row table:style-name="ro1">
          <table:table-cell office:value-type="string" calcext:value-type="string">
            <text:p><text:s/>ainda não sei a funciona sem dados móvel mesmo mais o endereço e correto até agora </text:p>
          </table:table-cell>
          <table:table-cell/>
        </table:table-row>
        <table:table-row table:style-name="ro1">
          <table:table-cell office:value-type="string" calcext:value-type="string">
            <text:p><text:s/>Péssimo depois dessa nova atualização,o app não abri direito e não consigo usar; era ótimo agora não 😥😥😥 </text:p>
          </table:table-cell>
          <table:table-cell/>
        </table:table-row>
        <table:table-row table:style-name="ro1">
          <table:table-cell office:value-type="string" calcext:value-type="string">
            <text:p><text:s/>Muito bom estou gostando <text:s/>me ajuda muitooo pelo menos não me da rotas de lugares de RISCO </text:p>
          </table:table-cell>
          <table:table-cell/>
        </table:table-row>
        <table:table-row table:style-name="ro1">
          <table:table-cell office:value-type="string" calcext:value-type="string">
            <text:p><text:s/>Viagem de São Paulo a Minas Gerais sem problema algum, com precisão e informações ótimas.... Muito bom </text:p>
          </table:table-cell>
          <table:table-cell/>
        </table:table-row>
        <table:table-row table:style-name="ro1">
          <table:table-cell office:value-type="string" calcext:value-type="string">
            <text:p><text:s/>Aplicativo muito bom, principalmente por não necessitar Net durante navegação. Ainda não usei em via urbana..... </text:p>
          </table:table-cell>
          <table:table-cell/>
        </table:table-row>
        <table:table-row table:style-name="ro1">
          <table:table-cell office:value-type="string" calcext:value-type="string">
            <text:p><text:s/>Ótimo! Pra mim o melhor, avisa todos os radares, e não precisa de internet. Nota 10 </text:p>
          </table:table-cell>
          <table:table-cell/>
        </table:table-row>
        <table:table-row table:style-name="ro1">
          <table:table-cell office:value-type="string" calcext:value-type="string">
            <text:p><text:s/>Muito bom uso sempre que preciso ele cumpre seu papel faz seu trabalho direitinho! </text:p>
          </table:table-cell>
          <table:table-cell/>
        </table:table-row>
        <table:table-row table:style-name="ro1">
          <table:table-cell office:value-type="string" calcext:value-type="string">
            <text:p><text:s/>Já está na hora de atualizar esse mapa tem rua q está no nome antigo ainda </text:p>
          </table:table-cell>
          <table:table-cell/>
        </table:table-row>
        <table:table-row table:style-name="ro1">
          <table:table-cell office:value-type="string" calcext:value-type="string">
            <text:p><text:s/>e bom, porém aki em Fortaleza aparece alguns erros no trajeto. . <text:s/>como ruas na contra mao </text:p>
          </table:table-cell>
          <table:table-cell/>
        </table:table-row>
        <table:table-row table:style-name="ro1">
          <table:table-cell office:value-type="string" calcext:value-type="string">
            <text:p><text:s/>O app é ótimo sempre me levou para os lugares corretamente não tenho que reclamar </text:p>
          </table:table-cell>
          <table:table-cell/>
        </table:table-row>
        <table:table-row table:style-name="ro1">
          <table:table-cell office:value-type="string" calcext:value-type="string">
            <text:p><text:s/>Esse GPS não tem outro melhor ele é maravilhoso sensacional nota milllll </text:p>
          </table:table-cell>
          <table:table-cell/>
        </table:table-row>
        <table:table-row table:style-name="ro1">
          <table:table-cell office:value-type="string" calcext:value-type="string">
            <text:p><text:s/>Usei poucas vezes, mas até agora me agradou bastante ! Vale o download ! </text:p>
          </table:table-cell>
          <table:table-cell/>
        </table:table-row>
        <table:table-row table:style-name="ro1">
          <table:table-cell office:value-type="string" calcext:value-type="string">
            <text:p><text:s/>Bom .pena que perdi a voz da luciana <text:s/>que comprei no moto g2 agora desativado ! </text:p>
          </table:table-cell>
          <table:table-cell/>
        </table:table-row>
        <table:table-row table:style-name="ro1">
          <table:table-cell office:value-type="string" calcext:value-type="string">
            <text:p><text:s/>Quero parabenizar os criadores !!!!! Muito bom mesmo cumpri oque promete totalmente off me levou ao destino traçou novas rotas sem problemas parabéns mesmo!!!!!! </text:p>
          </table:table-cell>
          <table:table-cell/>
        </table:table-row>
        <table:table-row table:style-name="ro1">
          <table:table-cell office:value-type="string" calcext:value-type="string">
            <text:p><text:s/>Me surpreendi, não achei que seria tão bom, na minha opinião melhor que waze </text:p>
          </table:table-cell>
          <table:table-cell/>
        </table:table-row>
        <table:table-row table:style-name="ro1">
          <table:table-cell office:value-type="string" calcext:value-type="string">
            <text:p><text:s/>Era ótimo ate hoje, eu quase morri por que o gps na viagem ao invés de me mandar ir pela estrada me guiou para um "atalho" pelo meio de uma area de risco com tráfico de drogas. Por Deus estou vivo ainda e posso relatar isso ain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Eu gostei Bom ele parece ser um app bom mais eu vou <text:s/>testa certinho por inquanto nao tenho certeza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Olha pessoal <text:s/>parabéns realmente muito bom viajo muito SP <text:s/>e realmente ajuda muito <text:s text:c="2"/>deixo off <text:s/>me leva nos locais exato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Não utilizei todos os recursos desse aplicativo mais não tive problemas até o presente momento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Muito bom estão de parabéns eu já tinha baixado este app mais eu desistalei uma época por falta de espaço e fui instalar de novo só que estava com outra cor o ícone foi difícil pra mim achar mais valeu apena a procura muito bom !!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Funcionou por 3 dias, agora fica na tela "BAIXANDO ARQUIVOS ADICIONAIS" <text:s/>e não sai disso, gostaria de uma solução pois gostei muito do aplicativo, ainda uso o sync achei q o gps brasil seria = ou melhor..aguardando solução para dar mais estrelas </text:p>
          </table:table-cell>
          <table:table-cell/>
        </table:table-row>
        <table:table-row table:style-name="ro1">
          <table:table-cell office:value-type="string" calcext:value-type="string">
            <text:p><text:s/>Aplicativo ótimo só fica meio estranho que em algo lugares a rota continua erro e ele da um caminho diferente na e muito bom melhor que muitos aplicativos por aí </text:p>
          </table:table-cell>
          <table:table-cell/>
        </table:table-row>
        <table:table-row table:style-name="ro1">
          <table:table-cell office:value-type="string" calcext:value-type="string">
            <text:p><text:s/>Gostei !!!Achei muito eficiente!!Fiz uma viagem de 720 km e sempre avisou os radares certinhos. Achei melhor que Wase e o Maps ambos cheio de frescurite. As coisas tem que ser mais objetiva e simples.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Bom,eu usei o app e foi ótimo, fiquei um pouco preocupado por que o app me levou por um lugar diferente ,mais foi certo a rota, então indico pra quem não tem ,pode baixar o app é nota 10. </text:p>
          </table:table-cell>
          <table:table-cell/>
        </table:table-row>
        <table:table-row table:style-name="ro1">
          <table:table-cell office:value-type="string" calcext:value-type="string">
            <text:p><text:s/>Não gostei, me colocou numa estrada de terra de 100 km. Sendo que tinha rodovia por perto, fudi meu <text:s/>carro por causa desse GPS. </text:p>
          </table:table-cell>
          <table:table-cell/>
        </table:table-row>
        <table:table-row table:style-name="ro1">
          <table:table-cell office:value-type="string" calcext:value-type="string">
            <text:p><text:s/>O App é ótimo, nele eu daria as 5 estrelas. O problema é a navegação, já que esse app utiliza um mapa bem desatualizado, de uns anos atrás. </text:p>
          </table:table-cell>
          <table:table-cell/>
        </table:table-row>
        <table:table-row table:style-name="ro1">
          <table:table-cell office:value-type="string" calcext:value-type="string">
            <text:p><text:s/>App excelente! Usei somente em área urbana, mas logo menos farei o teste. Parabéns, estava precisando dessa navegação Offline!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Ainda não usei em viagens, se funcionar corretamente sem conexão com internet e não travar não existe nada igual nota 1000 </text:p>
          </table:table-cell>
          <table:table-cell/>
        </table:table-row>
        <table:table-row table:style-name="ro1">
          <table:table-cell office:value-type="string" calcext:value-type="string">
            <text:p><text:s/>Bom aplicativo! Mas tem radar que não está no aplicativo,via lagos e linha vermelha ta faltando alguns.Perto do Galeão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Faz um tempo que ele estava travando e então desinstalei, mas parece q foi resolvido e está perfeito 👍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row table:style-name="ro1">
          <table:table-cell office:value-type="string" calcext:value-type="string">
            <text:p><text:s/>Para ser perfeito só falta ser mais rápido ao traçar nova rota e ao fazer uma curva. Mas parabéns aos desenvolvedores.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Boa tarde gostei muito mim atendeu na hora mais que eu precisei muito bom mesmo podem baixa app muito bom </text:p>
          </table:table-cell>
          <table:table-cell/>
        </table:table-row>
        <table:table-row table:style-name="ro1">
          <table:table-cell office:value-type="string" calcext:value-type="string">
            <text:p><text:s/>Aplicativo muito bom recomendo. Só tem que atualizar algumas coisas mas de resto está ótimo </text:p>
          </table:table-cell>
          <table:table-cell/>
        </table:table-row>
        <table:table-row table:style-name="ro1">
          <table:table-cell office:value-type="string" calcext:value-type="string">
            <text:p><text:s/>ainda não sei a funciona sem dados móvel mesmo mais o endereço e correto até agora </text:p>
          </table:table-cell>
          <table:table-cell/>
        </table:table-row>
        <table:table-row table:style-name="ro1">
          <table:table-cell office:value-type="string" calcext:value-type="string">
            <text:p><text:s/>Péssimo depois dessa nova atualização,o app não abri direito e não consigo usar; era ótimo agora não 😥😥😥 </text:p>
          </table:table-cell>
          <table:table-cell/>
        </table:table-row>
        <table:table-row table:style-name="ro1">
          <table:table-cell office:value-type="string" calcext:value-type="string">
            <text:p><text:s/>Tem radares da BR 376 sentido Curitiba/Joinville que não alerta, se pudessem verificar </text:p>
          </table:table-cell>
          <table:table-cell/>
        </table:table-row>
        <table:table-row table:style-name="ro1">
          <table:table-cell office:value-type="string" calcext:value-type="string">
            <text:p><text:s/>Muito bom estou gostando <text:s/>me ajuda muitooo pelo menos não me da rotas de lugares de RISCO </text:p>
          </table:table-cell>
          <table:table-cell/>
        </table:table-row>
        <table:table-row table:style-name="ro1">
          <table:table-cell office:value-type="string" calcext:value-type="string">
            <text:p><text:s/>Viagem de São Paulo a Minas Gerais sem problema algum, com precisão e informações ótimas.... Muito bom </text:p>
          </table:table-cell>
          <table:table-cell/>
        </table:table-row>
        <table:table-row table:style-name="ro1">
          <table:table-cell office:value-type="string" calcext:value-type="string">
            <text:p><text:s/>Aplicativo muito bom, principalmente por não necessitar Net durante navegação. Ainda não usei em via urbana..... </text:p>
          </table:table-cell>
          <table:table-cell/>
        </table:table-row>
        <table:table-row table:style-name="ro1">
          <table:table-cell office:value-type="string" calcext:value-type="string">
            <text:p><text:s/>Tô adorando, uso o GPS Brasil há um tempo, só que nessa última atualização, deixou uma grande falha, na questão da orientação por voz não funciona mais, por favor equipe arrumem isso para que não permanece com esse bug, se resolver isso, aí sim darei os 5 estrelas, mais o resto tá muito bom.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Obom mesmo e tbm pega sem internet adorei ja resolvem meus problemas nao presísso mais compra o gps pq a internet do celular e lento este app aprovado...... essa nova atualização focou mais dificio de mecher... </text:p>
          </table:table-cell>
          <table:table-cell/>
        </table:table-row>
        <table:table-row table:style-name="ro1">
          <table:table-cell office:value-type="string" calcext:value-type="string">
            <text:p><text:s/>Era ótimo ate hoje, eu quase morri por que o gps na viagem ao invés de me mandar ir pela estrada me guiou para um "atalho" pelo meio de uma area de risco com tráfico de drogas. Por Deus estou vivo ainda e posso relatar isso ainda </text:p>
          </table:table-cell>
          <table:table-cell/>
        </table:table-row>
        <table:table-row table:style-name="ro1">
          <table:table-cell office:value-type="string" calcext:value-type="string">
            <text:p><text:s/>Muito bom estão de parabéns eu já tinha baixado este app mais eu desistalei uma época por falta de espaço e fui instalar de novo só que estava com outra cor o ícone foi difícil pra mim achar mais valeu apena a procura muito bom !! </text:p>
          </table:table-cell>
          <table:table-cell/>
        </table:table-row>
        <table:table-row table:style-name="ro1">
          <table:table-cell office:value-type="string" calcext:value-type="string">
            <text:p><text:s/>Muito bom fui para São Paulo e voltei cem problemas a moça poderia informar a velocidade dos radares. Radar a 500m cinquenta klm por horas.foi recomendar aos amigos.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Eu gostei Bom ele parece ser um app bom mais eu vou <text:s/>testa certinho por inquanto nao tenho certeza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Há mto tempo procurava um navegador gps off line eficiente,este superou mhas espectativas,podem baixar..e parabéns aos desenvolvedores. </text:p>
          </table:table-cell>
          <table:table-cell/>
        </table:table-row>
        <table:table-row table:style-name="ro1">
          <table:table-cell office:value-type="string" calcext:value-type="string">
            <text:p><text:s/>Olha pessoal <text:s/>parabéns realmente muito bom viajo muito SP <text:s/>e realmente ajuda muito <text:s text:c="2"/>deixo off <text:s/>me leva nos locais exato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Excelente gps! Merece 5 estrelas, podem baixar que vale à pena, eu tinha desinstalado e instaleio novamente, agora descobri como simular navegação antes de iniciar uma viagem. Agora estou adorando! Só um problema que eu não gostei, à voz que comprei do app tts, não fala o português brasileiro claramente. </text:p>
          </table:table-cell>
          <table:table-cell/>
        </table:table-row>
        <table:table-row table:style-name="ro1">
          <table:table-cell office:value-type="string" calcext:value-type="string">
            <text:p><text:s/>Funcionou por 3 dias, agora fica na tela "BAIXANDO ARQUIVOS ADICIONAIS" <text:s/>e não sai disso, gostaria de uma solução pois gostei muito do aplicativo, ainda uso o sync achei q o gps brasil seria = ou melhor..aguardando solução para dar mais estrelas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Bom,eu usei o app e foi ótimo, fiquei um pouco preocupado por que o app me levou por um lugar diferente ,mais foi certo a rota, então indico pra quem não tem ,pode baixar o app é nota 10. </text:p>
          </table:table-cell>
          <table:table-cell/>
        </table:table-row>
        <table:table-row table:style-name="ro1">
          <table:table-cell office:value-type="string" calcext:value-type="string">
            <text:p><text:s/>Manda virar a esquerda quando é para a direita. <text:s/>O aviso sonoro soa somente depois de ter passado o radar. <text:s/>Por favor tem como ajustar isso?😎 </text:p>
          </table:table-cell>
          <table:table-cell/>
        </table:table-row>
        <table:table-row table:style-name="ro1">
          <table:table-cell office:value-type="string" calcext:value-type="string">
            <text:p><text:s/>Não gostei, me colocou numa estrada de terra de 100 km. Sendo que tinha rodovia por perto, fudi meu <text:s/>carro por causa desse GPS. </text:p>
          </table:table-cell>
          <table:table-cell/>
        </table:table-row>
        <table:table-row table:style-name="ro1">
          <table:table-cell office:value-type="string" calcext:value-type="string">
            <text:p><text:s/>Usei em alguns lugares em off deu certo... Lógico que tem lugar q só online, mais muitos lugares traçou a rota mesmo em offline... Mui bom </text:p>
          </table:table-cell>
          <table:table-cell/>
        </table:table-row>
        <table:table-row table:style-name="ro1">
          <table:table-cell office:value-type="string" calcext:value-type="string">
            <text:p><text:s/>O App é ótimo, nele eu daria as 5 estrelas. O problema é a navegação, já que esse app utiliza um mapa bem desatualizado, de uns anos atrás. </text:p>
          </table:table-cell>
          <table:table-cell/>
        </table:table-row>
        <table:table-row table:style-name="ro1">
          <table:table-cell office:value-type="string" calcext:value-type="string">
            <text:p><text:s/>App excelente! Usei somente em área urbana, mas logo menos farei o teste. Parabéns, estava precisando dessa navegação Offline!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Muito bom... Uso a muito tempo. <text:s text:c="3"/>Sempre com atualizações... Podem baixar. </text:p>
          </table:table-cell>
          <table:table-cell/>
        </table:table-row>
        <table:table-row table:style-name="ro1">
          <table:table-cell office:value-type="string" calcext:value-type="string">
            <text:p><text:s/>Ainda não usei em viagens, se funcionar corretamente sem conexão com internet e não travar não existe nada igual nota 1000 </text:p>
          </table:table-cell>
          <table:table-cell/>
        </table:table-row>
        <table:table-row table:style-name="ro1">
          <table:table-cell office:value-type="string" calcext:value-type="string">
            <text:p><text:s/>Bom aplicativo! Mas tem radar que não está no aplicativo,via lagos e linha vermelha ta faltando alguns.Perto do Galeão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Faz um tempo que ele estava travando e então desinstalei, mas parece q foi resolvido e está perfeito 👍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row table:style-name="ro1">
          <table:table-cell office:value-type="string" calcext:value-type="string">
            <text:p><text:s/>Para ser perfeito só falta ser mais rápido ao traçar nova rota e ao fazer uma curva. Mas parabéns aos desenvolvedores.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Boa tarde gostei muito mim atendeu na hora mais que eu precisei muito bom mesmo podem baixa app muito bom </text:p>
          </table:table-cell>
          <table:table-cell/>
        </table:table-row>
        <table:table-row table:style-name="ro1">
          <table:table-cell office:value-type="string" calcext:value-type="string">
            <text:p><text:s/>Aplicativo muito bom recomendo. Só tem que atualizar algumas coisas mas de resto está ótimo </text:p>
          </table:table-cell>
          <table:table-cell/>
        </table:table-row>
        <table:table-row table:style-name="ro1">
          <table:table-cell office:value-type="string" calcext:value-type="string">
            <text:p><text:s/>Não utilizei todos os recursos desse aplicativo mais não tive problemas até o presente momento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Era ótimo ate hoje, eu quase morri por que o gps na viagem ao invés de me mandar ir pela estrada me guiou para um "atalho" pelo meio de uma area de risco com tráfico de drogas. Por Deus estou vivo ainda e posso relatar isso ainda </text:p>
          </table:table-cell>
          <table:table-cell/>
        </table:table-row>
        <table:table-row table:style-name="ro1">
          <table:table-cell office:value-type="string" calcext:value-type="string">
            <text:p><text:s/>Muito bom estão de parabéns eu já tinha baixado este app mais eu desistalei uma época por falta de espaço e fui instalar de novo só que estava com outra cor o ícone foi difícil pra mim achar mais valeu apena a procura muito bom !! </text:p>
          </table:table-cell>
          <table:table-cell/>
        </table:table-row>
        <table:table-row table:style-name="ro1">
          <table:table-cell office:value-type="string" calcext:value-type="string">
            <text:p><text:s/>Tô adorando, uso o GPS Brasil há um tempo, só que nessa última atualização, deixou uma grande falha, na questão da orientação por voz não funciona mais, por favor equipe arrumem isso para que não permanece com esse bug, se resolver isso, aí sim darei os 5 estrelas, mais o resto tá muito bom. </text:p>
          </table:table-cell>
          <table:table-cell/>
        </table:table-row>
        <table:table-row table:style-name="ro1">
          <table:table-cell office:value-type="string" calcext:value-type="string">
            <text:p><text:s/>Muito bom fui para São Paulo e voltei cem problemas a moça poderia informar a velocidade dos radares. Radar a 500m cinquenta klm por horas.foi recomendar aos amigos.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Eu gostei Bom ele parece ser um app bom mais eu vou <text:s/>testa certinho por inquanto nao tenho certeza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Há mto tempo procurava um navegador gps off line eficiente,este superou mhas espectativas,podem baixar..e parabéns aos desenvolvedores. </text:p>
          </table:table-cell>
          <table:table-cell/>
        </table:table-row>
        <table:table-row table:style-name="ro1">
          <table:table-cell office:value-type="string" calcext:value-type="string">
            <text:p><text:s/>Olha pessoal <text:s/>parabéns realmente muito bom viajo muito SP <text:s/>e realmente ajuda muito <text:s text:c="2"/>deixo off <text:s/>me leva nos locais exato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Excelente gps! Merece 5 estrelas, podem baixar que vale à pena, eu tinha desinstalado e instaleio novamente, agora descobri como simular navegação antes de iniciar uma viagem. Agora estou adorando! Só um problema que eu não gostei, à voz que comprei do app tts, não fala o português brasileiro claramente. </text:p>
          </table:table-cell>
          <table:table-cell/>
        </table:table-row>
        <table:table-row table:style-name="ro1">
          <table:table-cell office:value-type="string" calcext:value-type="string">
            <text:p><text:s/>Funcionou por 3 dias, agora fica na tela "BAIXANDO ARQUIVOS ADICIONAIS" <text:s/>e não sai disso, gostaria de uma solução pois gostei muito do aplicativo, ainda uso o sync achei q o gps brasil seria = ou melhor..aguardando solução para dar mais estrelas </text:p>
          </table:table-cell>
          <table:table-cell/>
        </table:table-row>
        <table:table-row table:style-name="ro1">
          <table:table-cell office:value-type="string" calcext:value-type="string">
            <text:p><text:s/>Aplicativo ótimo só fica meio estranho que em algo lugares a rota continua erro e ele da um caminho diferente na e muito bom melhor que muitos aplicativos por aí </text:p>
          </table:table-cell>
          <table:table-cell/>
        </table:table-row>
        <table:table-row table:style-name="ro1">
          <table:table-cell office:value-type="string" calcext:value-type="string">
            <text:p><text:s/>Gostei !!!Achei muito eficiente!!Fiz uma viagem de 720 km e sempre avisou os radares certinhos. Achei melhor que Wase e o Maps ambos cheio de frescurite. As coisas tem que ser mais objetiva e simples.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Bom,eu usei o app e foi ótimo, fiquei um pouco preocupado por que o app me levou por um lugar diferente ,mais foi certo a rota, então indico pra quem não tem ,pode baixar o app é nota 10. </text:p>
          </table:table-cell>
          <table:table-cell/>
        </table:table-row>
        <table:table-row table:style-name="ro1">
          <table:table-cell office:value-type="string" calcext:value-type="string">
            <text:p><text:s/>Manda virar a esquerda quando é para a direita. <text:s/>O aviso sonoro soa somente depois de ter passado o radar. <text:s/>Por favor tem como ajustar isso?😎 </text:p>
          </table:table-cell>
          <table:table-cell/>
        </table:table-row>
        <table:table-row table:style-name="ro1">
          <table:table-cell office:value-type="string" calcext:value-type="string">
            <text:p><text:s/>Não gostei, me colocou numa estrada de terra de 100 km. Sendo que tinha rodovia por perto, fudi meu <text:s/>carro por causa desse GPS. </text:p>
          </table:table-cell>
          <table:table-cell/>
        </table:table-row>
        <table:table-row table:style-name="ro1">
          <table:table-cell office:value-type="string" calcext:value-type="string">
            <text:p><text:s/>Usei em alguns lugares em off deu certo... Lógico que tem lugar q só online, mais muitos lugares traçou a rota mesmo em offline... Mui bom </text:p>
          </table:table-cell>
          <table:table-cell/>
        </table:table-row>
        <table:table-row table:style-name="ro1">
          <table:table-cell office:value-type="string" calcext:value-type="string">
            <text:p><text:s/>O App é ótimo, nele eu daria as 5 estrelas. O problema é a navegação, já que esse app utiliza um mapa bem desatualizado, de uns anos atrás. </text:p>
          </table:table-cell>
          <table:table-cell/>
        </table:table-row>
        <table:table-row table:style-name="ro1">
          <table:table-cell office:value-type="string" calcext:value-type="string">
            <text:p><text:s/>App excelente! Usei somente em área urbana, mas logo menos farei o teste. Parabéns, estava precisando dessa navegação Offline!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Muito bom... Uso a muito tempo. <text:s text:c="3"/>Sempre com atualizações... Podem baixar. </text:p>
          </table:table-cell>
          <table:table-cell/>
        </table:table-row>
        <table:table-row table:style-name="ro1">
          <table:table-cell office:value-type="string" calcext:value-type="string">
            <text:p><text:s/>Ainda não usei em viagens, se funcionar corretamente sem conexão com internet e não travar não existe nada igual nota 1000 </text:p>
          </table:table-cell>
          <table:table-cell/>
        </table:table-row>
        <table:table-row table:style-name="ro1">
          <table:table-cell office:value-type="string" calcext:value-type="string">
            <text:p><text:s/>Bom aplicativo! Mas tem radar que não está no aplicativo,via lagos e linha vermelha ta faltando alguns.Perto do Galeão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Faz um tempo que ele estava travando e então desinstalei, mas parece q foi resolvido e está perfeito 👍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row table:style-name="ro1">
          <table:table-cell office:value-type="string" calcext:value-type="string">
            <text:p><text:s/>Muito bom, basta seguir as coordenadas correta, pois se errar a rua, ele te indica como se tivesse entrado nela. </text:p>
          </table:table-cell>
          <table:table-cell/>
        </table:table-row>
        <table:table-row table:style-name="ro1">
          <table:table-cell office:value-type="string" calcext:value-type="string">
            <text:p><text:s/>Para ser perfeito só falta ser mais rápido ao traçar nova rota e ao fazer uma curva. Mas parabéns aos desenvolvedores. </text:p>
          </table:table-cell>
          <table:table-cell/>
        </table:table-row>
        <table:table-row table:style-name="ro1">
          <table:table-cell office:value-type="string" calcext:value-type="string">
            <text:p><text:s/>Esse GPS é incrível! Ainda mais o modo offline que me ajudou muito. Pude viajar sem problemas. </text:p>
          </table:table-cell>
          <table:table-cell/>
        </table:table-row>
        <table:table-row table:style-name="ro1">
          <table:table-cell office:value-type="string" calcext:value-type="string">
            <text:p><text:s/>Meu aplicativo procura a minha localização. <text:s/>Mais demora muito e não <text:s/>encontra, <text:s/>resolve esse problema </text:p>
          </table:table-cell>
          <table:table-cell/>
        </table:table-row>
        <table:table-row table:style-name="ro1">
          <table:table-cell office:value-type="string" calcext:value-type="string">
            <text:p><text:s/>Boa tarde gostei muito mim atendeu na hora mais que eu precisei muito bom mesmo podem baixa app muito bom </text:p>
          </table:table-cell>
          <table:table-cell/>
        </table:table-row>
        <table:table-row table:style-name="ro1">
          <table:table-cell office:value-type="string" calcext:value-type="string">
            <text:p><text:s/>Aplicativo muito bom recomendo. Só tem que atualizar algumas coisas mas de resto está ótimo </text:p>
          </table:table-cell>
          <table:table-cell/>
        </table:table-row>
        <table:table-row table:style-name="ro1">
          <table:table-cell office:value-type="string" calcext:value-type="string">
            <text:p><text:s/>Era ótimo ate hoje, eu quase morri por que o gps na viagem ao invés de me mandar ir pela estrada me guiou para um "atalho" pelo meio de uma area de risco com tráfico de drogas. Por Deus estou vivo ainda e posso relatar isso ainda </text:p>
          </table:table-cell>
          <table:table-cell/>
        </table:table-row>
        <table:table-row table:style-name="ro1">
          <table:table-cell office:value-type="string" calcext:value-type="string">
            <text:p><text:s/>fui numa rua não pavimentada,lugares do interior da cidade onde recido,este levou certinho sem sinal de satélites,funcionou offline parabens,dei 4 estrela porquê sempre pode melhorar <text:s/>se elogiar demais estraga. </text:p>
          </table:table-cell>
          <table:table-cell/>
        </table:table-row>
        <table:table-row table:style-name="ro1">
          <table:table-cell office:value-type="string" calcext:value-type="string">
            <text:p><text:s/>Muito bom estão de parabéns eu já tinha baixado este app mais eu desistalei uma época por falta de espaço e fui instalar de novo só que estava com outra cor o ícone foi difícil pra mim achar mais valeu apena a procura muito bom !! </text:p>
          </table:table-cell>
          <table:table-cell/>
        </table:table-row>
        <table:table-row table:style-name="ro1">
          <table:table-cell office:value-type="string" calcext:value-type="string">
            <text:p><text:s/>Tô adorando, uso o GPS Brasil há um tempo, só que nessa última atualização, deixou uma grande falha, na questão da orientação por voz não funciona mais, por favor equipe arrumem isso para que não permanece com esse bug, se resolver isso, aí sim darei os 5 estrelas, mais o resto tá muito bom. </text:p>
          </table:table-cell>
          <table:table-cell/>
        </table:table-row>
        <table:table-row table:style-name="ro1">
          <table:table-cell office:value-type="string" calcext:value-type="string">
            <text:p><text:s/>Eu já usei ele antes, App muito bom, e agora abaixei para usar novamente, só que está demorando muito para carregar, demora para achar <text:s/>as cidades selecionadas, e estou usando a net da minha casa 8mb de fibra optica </text:p>
          </table:table-cell>
          <table:table-cell/>
        </table:table-row>
        <table:table-row table:style-name="ro1">
          <table:table-cell office:value-type="string" calcext:value-type="string">
            <text:p><text:s/>Obom mesmo e tbm pega sem internet adorei ja resolvem meus problemas nao presísso mais compra o gps pq a internet do celular e lento este app aprovado...... essa nova atualização focou mais dificio de mecher... </text:p>
          </table:table-cell>
          <table:table-cell/>
        </table:table-row>
        <table:table-row table:style-name="ro1">
          <table:table-cell office:value-type="string" calcext:value-type="string">
            <text:p><text:s/>Há mto tempo procurava um navegador gps off line eficiente,este superou mhas espectativas,podem baixar..e parabéns aos desenvolvedores. </text:p>
          </table:table-cell>
          <table:table-cell/>
        </table:table-row>
        <table:table-row table:style-name="ro1">
          <table:table-cell office:value-type="string" calcext:value-type="string">
            <text:p><text:s/>Oi tudo bem queria informar que a marginal Pinheiros ela é 90 km/h só que o app mostra que os radares dela é 70 km/h </text:p>
          </table:table-cell>
          <table:table-cell/>
        </table:table-row>
        <table:table-row table:style-name="ro1">
          <table:table-cell office:value-type="string" calcext:value-type="string">
            <text:p><text:s/>Não é interessante, não dar pra mudar a rota e nem adicionar paradas ou evitar alguma passagem, além de ter uma interface muito básica e o menu SUPORTE não funciona! Desinstalando👎 </text:p>
          </table:table-cell>
          <table:table-cell/>
        </table:table-row>
        <table:table-row table:style-name="ro1">
          <table:table-cell office:value-type="string" calcext:value-type="string">
            <text:p><text:s/>Muito bom fui para São Paulo e voltei cem problemas a moça poderia informar a velocidade dos radares. Radar a 500m cinquenta klm por horas.foi recomendar aos amigos. </text:p>
          </table:table-cell>
          <table:table-cell/>
        </table:table-row>
        <table:table-row table:style-name="ro1">
          <table:table-cell office:value-type="string" calcext:value-type="string">
            <text:p><text:s/>Eu gostei Bom ele parece ser um app bom mais eu vou <text:s/>testa certinho por inquanto nao tenho certeza </text:p>
          </table:table-cell>
          <table:table-cell/>
        </table:table-row>
        <table:table-row table:style-name="ro1">
          <table:table-cell office:value-type="string" calcext:value-type="string">
            <text:p><text:s/>Amigos o mapa è atualizado? Foi essa minha pergunta e nao tive resposta kkkkkk </text:p>
          </table:table-cell>
          <table:table-cell/>
        </table:table-row>
        <table:table-row table:style-name="ro1">
          <table:table-cell office:value-type="string" calcext:value-type="string">
            <text:p><text:s/>Olha pessoal <text:s/>parabéns realmente muito bom viajo muito SP <text:s/>e realmente ajuda muito <text:s text:c="2"/>deixo off <text:s/>me leva nos locais exato </text:p>
          </table:table-cell>
          <table:table-cell/>
        </table:table-row>
        <table:table-row table:style-name="ro1">
          <table:table-cell office:value-type="string" calcext:value-type="string">
            <text:p><text:s/>Atende a todas as expectativas. Sempre que o utilizei, me levou ao destino sem qualquer problema. </text:p>
          </table:table-cell>
          <table:table-cell/>
        </table:table-row>
        <table:table-row table:style-name="ro1">
          <table:table-cell office:value-type="string" calcext:value-type="string">
            <text:p><text:s/>Usamos o app ele muito bom avisa quando há um foto sensor mas na parte mudança rota ele não foi rápido precisa ser melhorado em alguns ambientes o sinal do GPS cai e ele falha também precisa melhorar isso. Um ótimo app recomendo a usar. </text:p>
          </table:table-cell>
          <table:table-cell/>
        </table:table-row>
        <table:table-row table:style-name="ro1">
          <table:table-cell office:value-type="string" calcext:value-type="string">
            <text:p><text:s/>Ele só da a rota mais longe , <text:s/>pelo menos aqui em salvador ele parece desatualizado do mapa da qui. Só aparece uma rota pra cada lugar que pesquisei. Eu deveria poder escolher ou ele me da a rota mais rápida </text:p>
          </table:table-cell>
          <table:table-cell/>
        </table:table-row>
        <table:table-row table:style-name="ro1">
          <table:table-cell office:value-type="string" calcext:value-type="string">
            <text:p><text:s/>Excelente app, fui pra Ap. do norte e funcionou perfeitamente e ainda mostrou todos os radares, só tem um probleminha que quando a gente chega no endereço corrento, tem que avançar mais uns 5 metros pra ele falar que eu cheguei ao meu destino, sendo que eu já estou na numeração certa, mais o resto estão de parabéns. </text:p>
          </table:table-cell>
          <table:table-cell/>
        </table:table-row>
        <table:table-row table:style-name="ro1">
          <table:table-cell office:value-type="string" calcext:value-type="string">
            <text:p><text:s/>Excelente gps! Merece 5 estrelas, podem baixar que vale à pena, eu tinha desinstalado e instaleio novamente, agora descobri como simular navegação antes de iniciar uma viagem. Agora estou adorando! Só um problema que eu não gostei, à voz que comprei do app tts, não fala o português brasileiro claramente. </text:p>
          </table:table-cell>
          <table:table-cell/>
        </table:table-row>
        <table:table-row table:style-name="ro1">
          <table:table-cell office:value-type="string" calcext:value-type="string">
            <text:p><text:s/>Gostei, por onde eu passei ele mostra os radares e o caminho bem certinho. O problema é que se eu passar por outro caminho o GPS não atualiza a rota automaticamente e fica mandando voltar o tempo todo, tive que desligar. E não consegui escolher meu trajeto, só me deu duas opções fixas. </text:p>
          </table:table-cell>
          <table:table-cell/>
        </table:table-row>
        <table:table-row table:style-name="ro1">
          <table:table-cell office:value-type="string" calcext:value-type="string">
            <text:p><text:s/>É um bom app, porém precisa atualizar algumas ruas,estava passando em Jequié BA,e ele me direcionou a ruas que eram contra mão, e aqui em SP precisa atualizar também as marginais,a rodovia está há 90 Km/h e no app está a 70 km/h. Mas ainda assim recomendo. </text:p>
          </table:table-cell>
          <table:table-cell/>
        </table:table-row>
        <table:table-row table:style-name="ro1">
          <table:table-cell office:value-type="string" calcext:value-type="string">
            <text:p><text:s/>MUITO BOM , SO QUE TEM CAMINHOS MAIS FÁCEIS <text:s/>QUE ELE NÃO INDICA EXEMPLO, <text:s/>DE LEOPOLDINA MG PARA VIRGINOPOLIS ANDEI 50 KM A MAIS SENDO QUE PASSANDO POR IPATINGA COM O GOOGLE MAPS ANDEI 50 KM A MENOS PODERIA DE DAR TPDAS AA OPÇÕES DE ROTAS , MESMO ASSIM É ÓTIMO!!! </text:p>
          </table:table-cell>
          <table:table-cell/>
        </table:table-row>
        <table:table-row table:style-name="ro1">
          <table:table-cell office:value-type="string" calcext:value-type="string">
            <text:p><text:s/>Aplicativo ótimo só fica meio estranho que em algo lugares a rota continua erro e ele da um caminho diferente na e muito bom melhor que muitos aplicativos por aí </text:p>
          </table:table-cell>
          <table:table-cell/>
        </table:table-row>
        <table:table-row table:style-name="ro1">
          <table:table-cell office:value-type="string" calcext:value-type="string">
            <text:p><text:s/>Gostei !!!Achei muito eficiente!!Fiz uma viagem de 720 km e sempre avisou os radares certinhos. Achei melhor que Wase e o Maps ambos cheio de frescurite. As coisas tem que ser mais objetiva e simples. </text:p>
          </table:table-cell>
          <table:table-cell/>
        </table:table-row>
        <table:table-row table:style-name="ro1">
          <table:table-cell office:value-type="string" calcext:value-type="string">
            <text:p><text:s/>O app é muito bom, fui para o Nordeste e me ajudou muito a localizar os hotéis que eu tinha reservado, o único defeito, é que as vezes o sinal some, e demora um pouco para voltar a funcionar. </text:p>
          </table:table-cell>
          <table:table-cell/>
        </table:table-row>
        <table:table-row table:style-name="ro1">
          <table:table-cell office:value-type="string" calcext:value-type="string">
            <text:p><text:s/>Bom,eu usei o app e foi ótimo, fiquei um pouco preocupado por que o app me levou por um lugar diferente ,mais foi certo a rota, então indico pra quem não tem ,pode baixar o app é nota 10. </text:p>
          </table:table-cell>
          <table:table-cell/>
        </table:table-row>
        <table:table-row table:style-name="ro1">
          <table:table-cell office:value-type="string" calcext:value-type="string">
            <text:p><text:s/>Com toda certeza, o melhor aplicativo de GPS e com sistema offline da atualidade, sistema de navegação muito preciso com opções de escolher a melhor rota, avisos de radares visíveis e não visíveis na pista, orientação visual muito limpa e legível, opções de pontos turísticos e etc... Simplesmente um ótimo trabalho, continuem assim para que nós usuários possamos indicar e fazer a comunidade crescer cada vez mais. </text:p>
          </table:table-cell>
          <table:table-cell/>
        </table:table-row>
        <table:table-row table:style-name="ro1">
          <table:table-cell office:value-type="string" calcext:value-type="string">
            <text:p><text:s/>Manda virar a esquerda quando é para a direita. <text:s/>O aviso sonoro soa somente depois de ter passado o radar. <text:s/>Por favor tem como ajustar isso?😎 </text:p>
          </table:table-cell>
          <table:table-cell/>
        </table:table-row>
        <table:table-row table:style-name="ro1">
          <table:table-cell office:value-type="string" calcext:value-type="string">
            <text:p><text:s/>Não gostei, me colocou numa estrada de terra de 100 km. Sendo que tinha rodovia por perto, fudi meu <text:s/>carro por causa desse GPS. </text:p>
          </table:table-cell>
          <table:table-cell/>
        </table:table-row>
        <table:table-row table:style-name="ro1">
          <table:table-cell office:value-type="string" calcext:value-type="string">
            <text:p><text:s/>Usei em alguns lugares em off deu certo... Lógico que tem lugar q só online, mais muitos lugares traçou a rota mesmo em offline... Mui bom </text:p>
          </table:table-cell>
          <table:table-cell/>
        </table:table-row>
        <table:table-row table:style-name="ro1">
          <table:table-cell office:value-type="string" calcext:value-type="string">
            <text:p><text:s/>O App é ótimo, nele eu daria as 5 estrelas. O problema é a navegação, já que esse app utiliza um mapa bem desatualizado, de uns anos atrás. </text:p>
          </table:table-cell>
          <table:table-cell/>
        </table:table-row>
        <table:table-row table:style-name="ro1">
          <table:table-cell office:value-type="string" calcext:value-type="string">
            <text:p><text:s/>Ótimo aplicativo, porém deverá calcular uma nova rota e não informar pra retornar, tive um problema entre a cidade de Vinhedo até a cidade de Campinas onde durante o percurso em vez de continuar direto na rod Dom Pedro I ele me enviou pra cidade de Valinhos e depois retornar pra mesma. Em Ribeirão Preto um radar não foi informado pelo GPS. Mais o restante parece estar tranquilo. </text:p>
          </table:table-cell>
          <table:table-cell/>
        </table:table-row>
        <table:table-row table:style-name="ro1">
          <table:table-cell office:value-type="string" calcext:value-type="string">
            <text:p><text:s/>App excelente! Usei somente em área urbana, mas logo menos farei o teste. Parabéns, estava precisando dessa navegação Offline! </text:p>
          </table:table-cell>
          <table:table-cell/>
        </table:table-row>
        <table:table-row table:style-name="ro1">
          <table:table-cell office:value-type="string" calcext:value-type="string">
            <text:p><text:s/>Top. Baixou levou aonde tem que levar. Sempre bom antes perguntar pra alguém que já viajou para lugares próximos se realmente o caminho é o melhor. </text:p>
          </table:table-cell>
          <table:table-cell/>
        </table:table-row>
        <table:table-row table:style-name="ro1">
          <table:table-cell office:value-type="string" calcext:value-type="string">
            <text:p><text:s/>Muito bom. O equilibrio entre o uso off line e dados é muito eficiente. Uma sugestao de melhoria seria poder gravar uma rota. </text:p>
          </table:table-cell>
          <table:table-cell/>
        </table:table-row>
        <table:table-row table:style-name="ro1">
          <table:table-cell office:value-type="string" calcext:value-type="string">
            <text:p><text:s/>Ainda não usei em viagens, se funcionar corretamente sem conexão com internet e não travar não existe nada igual nota 1000 </text:p>
          </table:table-cell>
          <table:table-cell/>
        </table:table-row>
        <table:table-row table:style-name="ro1">
          <table:table-cell office:value-type="string" calcext:value-type="string">
            <text:p><text:s/>Bom aplicativo! Mas tem radar que não está no aplicativo,via lagos e linha vermelha ta faltando alguns.Perto do Galeão </text:p>
          </table:table-cell>
          <table:table-cell/>
        </table:table-row>
        <table:table-row table:style-name="ro1">
          <table:table-cell office:value-type="string" calcext:value-type="string">
            <text:p><text:s/>Fiz um pequeno teste e gostei,agora não sei se ele avisa de radares, amanhã vou viajar e ver se melhoro as estrelas, </text:p>
          </table:table-cell>
          <table:table-cell/>
        </table:table-row>
        <table:table-row table:style-name="ro1">
          <table:table-cell office:value-type="string" calcext:value-type="string">
            <text:p><text:s/>Faz um tempo que ele estava travando e então desinstalei, mas parece q foi resolvido e está perfeito 👍 </text:p>
          </table:table-cell>
          <table:table-cell/>
        </table:table-row>
        <table:table-row table:style-name="ro1">
          <table:table-cell office:value-type="string" calcext:value-type="string">
            <text:p><text:s/>Excelente a primeira vez q usei me levou certinho no endereço e ainda por um caminho mais curto muito bom </text:p>
          </table:table-cell>
          <table:table-cell/>
        </table:table-row>
        <table:table-row table:style-name="ro1">
          <table:table-cell office:value-type="string" calcext:value-type="string">
            <text:p><text:s/>Atendeu bem as espectativas mas, cai muito o sinal do GPS e demora muito para atualizar a rota quando vc sai do percurso.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11:46:46.2077567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1:47:14.522010058</dc:date>
    <meta:editing-duration>PT21M6S</meta:editing-duration>
    <meta:editing-cycles>11</meta:editing-cycles>
    <meta:generator>LibreOffice/5.1.6.2$Linux_X86_64 LibreOffice_project/10m0$Build-2</meta:generator>
    <meta:document-statistic meta:table-count="1" meta:cell-count="385" meta:object-count="0"/>
  </office:meta>
</office:document-meta>
</file>